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0.1181in" table:align="margins" fo:background-color="transparent">
        <style:background-image/>
      </style:table-properties>
    </style:style>
    <style:style style:name="Table1.A" style:family="table-column">
      <style:table-column-properties style:column-width="1.7861in" style:rel-column-width="11568*"/>
    </style:style>
    <style:style style:name="Table1.C" style:family="table-column">
      <style:table-column-properties style:column-width="6.5458in" style:rel-column-width="4239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a9a9a9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C1" style:family="table-cell">
      <style:table-cell-properties fo:background-color="#a9a9a9" fo:padding="0.0201in" fo:border="0.05pt solid #000000" style:writing-mode="page">
        <style:background-image/>
      </style:table-cell-properties>
    </style:style>
    <style:style style:name="Table1.A2" style:family="table-cell">
      <style:table-cell-properties fo:background-color="#dddddd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2" style:family="table-cell">
      <style:table-cell-properties fo:background-color="#dddddd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3" style:family="table-cell">
      <style:table-cell-properties fo:background-color="#d4ea6b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3" style:family="table-cell">
      <style:table-cell-properties fo:background-color="#d4ea6b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5" style:family="table-row">
      <style:table-row-properties style:min-row-height="0.6222in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7" style:family="table-row">
      <style:table-row-properties style:min-row-height="0.8188in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10" style:family="table-row">
      <style:table-row-properties style:min-row-height="0.9813in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12" style:family="table-row">
      <style:table-row-properties style:min-row-height="0.3917in" fo:background-color="transparent">
        <style:background-image/>
      </style:table-row-properties>
    </style:style>
    <style:style style:name="Table1.A12" style:family="table-cell">
      <style:table-cell-properties fo:background-color="#afeeee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12" style:family="table-cell">
      <style:table-cell-properties fo:background-color="#afeeee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13" style:family="table-row">
      <style:table-row-properties style:min-row-height="0.9813in" fo:background-color="transparent">
        <style:background-image/>
      </style:table-row-properties>
    </style:style>
    <style:style style:name="Table1.14" style:family="table-row">
      <style:table-row-properties style:min-row-height="0.5882in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15" style:family="table-row">
      <style:table-row-properties style:min-row-height="0.7847in" fo:background-color="transparent">
        <style:background-image/>
      </style:table-row-properties>
    </style:style>
    <style:style style:name="Table1.A16" style:family="table-cell">
      <style:table-cell-properties fo:background-color="#ffd428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16" style:family="table-cell">
      <style:table-cell-properties fo:background-color="#ffd428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17" style:family="table-row">
      <style:table-row-properties style:min-row-height="0.5882in" fo:background-color="transparent">
        <style:background-image/>
      </style:table-row-properties>
    </style:style>
    <style:style style:name="Table1.18" style:family="table-row">
      <style:table-row-properties style:min-row-height="0.5882in"/>
    </style:style>
    <style:style style:name="Table1.A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19" style:family="table-row">
      <style:table-row-properties style:min-row-height="0.3917in"/>
    </style:style>
    <style:style style:name="Table1.A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20" style:family="table-row">
      <style:table-row-properties style:min-row-height="0.3917in"/>
    </style:style>
    <style:style style:name="Table1.A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21" style:family="table-row">
      <style:table-row-properties style:min-row-height="0.2549in"/>
    </style:style>
    <style:style style:name="Table1.A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22" style:family="table-row">
      <style:table-row-properties style:min-row-height="0.2549in"/>
    </style:style>
    <style:style style:name="Table1.A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23" style:family="table-row">
      <style:table-row-properties style:min-row-height="0.2549in"/>
    </style:style>
    <style:style style:name="Table1.A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24" style:family="table-row">
      <style:table-row-properties style:min-row-height="0.2549in"/>
    </style:style>
    <style:style style:name="Table1.A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25" style:family="table-row">
      <style:table-row-properties style:min-row-height="0.2549in"/>
    </style:style>
    <style:style style:name="Table1.A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26" style:family="table-row">
      <style:table-row-properties style:min-row-height="0.2549in"/>
    </style:style>
    <style:style style:name="Table1.A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27" style:family="table-row">
      <style:table-row-properties style:min-row-height="0.2549in"/>
    </style:style>
    <style:style style:name="Table1.A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28" style:family="table-row">
      <style:table-row-properties style:min-row-height="0.2549in"/>
    </style:style>
    <style:style style:name="Table1.A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29" style:family="table-row">
      <style:table-row-properties style:min-row-height="0.2549in" fo:background-color="transparent">
        <style:background-image/>
      </style:table-row-properties>
    </style:style>
    <style:style style:name="Table1.A31" style:family="table-cell">
      <style:table-cell-properties fo:background-color="transparent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31" style:family="table-cell">
      <style:table-cell-properties fo:background-color="transparent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42" style:family="table-cell">
      <style:table-cell-properties fo:background-color="#e8f2a1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42" style:family="table-cell">
      <style:table-cell-properties fo:background-color="#e8f2a1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Footer">
      <style:text-properties officeooo:rsid="0042d291" officeooo:paragraph-rsid="0042d291"/>
    </style:style>
    <style:style style:name="P2" style:family="paragraph" style:parent-style-name="Standard">
      <loext:graphic-properties draw:fill="solid" draw:fill-color="#ffffff" draw:fill-gradient-name="Gradient_20_1" draw:fill-hatch-name="hatch"/>
      <style:paragraph-properties fo:line-height="115%" fo:background-color="#ffffff" fo:padding="0in" fo:border="none" style:shadow="none"/>
      <style:text-properties style:font-name="Liberation Serif" fo:font-size="10.5pt" officeooo:rsid="001ed718" officeooo:paragraph-rsid="002b28fb" style:font-size-asian="10.5pt" style:font-size-complex="10.5pt"/>
    </style:style>
    <style:style style:name="P3" style:family="paragraph" style:parent-style-name="Standard">
      <loext:graphic-properties draw:fill="solid" draw:fill-color="#ffffff" draw:fill-gradient-name="Gradient_20_1" draw:fill-hatch-name="hatch"/>
      <style:paragraph-properties fo:line-height="115%" fo:background-color="#ffffff" fo:padding="0in" fo:border="none" style:shadow="none"/>
      <style:text-properties style:font-name="Liberation Serif" fo:font-size="10.5pt" officeooo:rsid="004636be" officeooo:paragraph-rsid="004636be" style:font-size-asian="10.5pt" style:font-size-complex="10.5pt"/>
    </style:style>
    <style:style style:name="P4" style:family="paragraph" style:parent-style-name="Standard">
      <loext:graphic-properties draw:fill="solid" draw:fill-color="#ffffff" draw:fill-gradient-name="Gradient_20_1" draw:fill-hatch-name="hatch"/>
      <style:paragraph-properties fo:line-height="115%" fo:background-color="#ffffff" fo:padding="0in" fo:border="none" style:shadow="none"/>
      <style:text-properties style:font-name="Liberation Serif" fo:font-size="10.5pt" officeooo:rsid="004636be" officeooo:paragraph-rsid="004fb25b" style:font-size-asian="10.5pt" style:font-size-complex="10.5pt"/>
    </style:style>
    <style:style style:name="P5" style:family="paragraph" style:parent-style-name="Standard">
      <loext:graphic-properties draw:fill="solid" draw:fill-color="#ffffff" draw:fill-gradient-name="Gradient_20_1" draw:fill-hatch-name="hatch"/>
      <style:paragraph-properties fo:line-height="115%" fo:background-color="#ffffff" fo:padding="0in" fo:border="none" style:shadow="none"/>
      <style:text-properties style:font-name="Liberation Serif" fo:font-size="10.5pt" officeooo:rsid="003c62c9" officeooo:paragraph-rsid="003c62c9" style:font-size-asian="10.5pt" style:font-size-complex="10.5pt"/>
    </style:style>
    <style:style style:name="P6" style:family="paragraph" style:parent-style-name="Standard">
      <loext:graphic-properties draw:fill="solid" draw:fill-color="#ffffff" draw:fill-gradient-name="Gradient_20_1" draw:fill-hatch-name="hatch"/>
      <style:paragraph-properties fo:line-height="115%" fo:background-color="#ffffff" fo:padding="0in" fo:border="none" style:shadow="none"/>
      <style:text-properties style:font-name="Liberation Serif" fo:font-size="10.5pt" officeooo:rsid="002315a7" officeooo:paragraph-rsid="002315a7" style:font-size-asian="10.5pt" style:font-size-complex="10.5pt"/>
    </style:style>
    <style:style style:name="P7" style:family="paragraph" style:parent-style-name="Standard">
      <loext:graphic-properties draw:fill="solid" draw:fill-color="#ffffff" draw:fill-gradient-name="Gradient_20_1" draw:fill-hatch-name="hatch"/>
      <style:paragraph-properties fo:line-height="115%" fo:background-color="#ffffff" fo:padding="0in" fo:border="none" style:shadow="none"/>
      <style:text-properties style:font-name="Liberation Serif" fo:font-size="10.5pt" officeooo:paragraph-rsid="00244ba6" style:font-size-asian="10.5pt" style:font-size-complex="10.5pt"/>
    </style:style>
    <style:style style:name="P8" style:family="paragraph" style:parent-style-name="Standard" style:list-style-name="L4">
      <loext:graphic-properties draw:fill="solid" draw:fill-color="#ffffff" draw:fill-gradient-name="Gradient_20_1" draw:fill-hatch-name="hatch"/>
      <style:paragraph-properties fo:line-height="115%" fo:background-color="#ffffff" fo:padding="0in" fo:border="none" style:shadow="none"/>
      <style:text-properties officeooo:rsid="004e6fc5" officeooo:paragraph-rsid="004e6fc5"/>
    </style:style>
    <style:style style:name="P9" style:family="paragraph" style:parent-style-name="Standard">
      <loext:graphic-properties draw:fill="solid" draw:fill-color="#ffffff" draw:fill-gradient-name="Gradient_20_1" draw:fill-hatch-name="hatch"/>
      <style:paragraph-properties fo:line-height="115%" fo:background-color="#ffffff" fo:padding="0in" fo:border="none" style:shadow="none"/>
      <style:text-properties officeooo:paragraph-rsid="003c62c9"/>
    </style:style>
    <style:style style:name="P10" style:family="paragraph" style:parent-style-name="Standard" style:list-style-name="L4">
      <loext:graphic-properties draw:fill="solid" draw:fill-color="#ffffff" draw:fill-gradient-name="Gradient_20_1" draw:fill-hatch-name="hatch"/>
      <style:paragraph-properties fo:line-height="115%" fo:background-color="#ffffff" fo:padding="0in" fo:border="none" style:shadow="none"/>
      <style:text-properties officeooo:paragraph-rsid="002315a7"/>
    </style:style>
    <style:style style:name="P11" style:family="paragraph" style:parent-style-name="Standard" style:list-style-name="L4">
      <loext:graphic-properties draw:fill="solid" draw:fill-color="#ffffff" draw:fill-gradient-name="Gradient_20_1" draw:fill-hatch-name="hatch"/>
      <style:paragraph-properties fo:line-height="115%" fo:background-color="#ffffff" fo:padding="0in" fo:border="none" style:shadow="none"/>
      <style:text-properties officeooo:paragraph-rsid="004e6fc5"/>
    </style:style>
    <style:style style:name="P12" style:family="paragraph" style:parent-style-name="Standard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fo:font-size="10.5pt" officeooo:rsid="003af763" officeooo:paragraph-rsid="003af763" style:font-size-asian="10.5pt" style:font-size-complex="10.5pt"/>
    </style:style>
    <style:style style:name="P13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fo:color="#080808" loext:opacity="100%" style:font-name="JetBrains Mono" fo:font-size="10.5pt" fo:font-style="normal" fo:font-weight="normal" officeooo:rsid="001cf116" officeooo:paragraph-rsid="004636be" style:font-size-asian="10.5pt" style:font-style-asian="normal" style:font-weight-asian="normal" style:font-size-complex="10.5pt"/>
    </style:style>
    <style:style style:name="P14" style:family="paragraph" style:parent-style-name="Table_20_Contents" style:list-style-name="L3">
      <loext:graphic-properties draw:fill-gradient-name="Gradient_20_1" draw:fill-hatch-name="hatch"/>
      <style:paragraph-properties fo:line-height="115%"/>
      <style:text-properties fo:font-size="10.5pt" officeooo:rsid="001ed718" officeooo:paragraph-rsid="001ed718" style:font-size-asian="10.5pt" style:font-size-complex="10.5pt"/>
    </style:style>
    <style:style style:name="P15" style:family="paragraph" style:parent-style-name="Table_20_Contents" style:list-style-name="L3">
      <loext:graphic-properties draw:fill-gradient-name="Gradient_20_1" draw:fill-hatch-name="hatch"/>
      <style:paragraph-properties fo:line-height="115%"/>
      <style:text-properties fo:font-size="10.5pt" officeooo:rsid="001ed718" officeooo:paragraph-rsid="0030727d" style:font-size-asian="10.5pt" style:font-size-complex="10.5pt"/>
    </style:style>
    <style:style style:name="P16" style:family="paragraph" style:parent-style-name="Table_20_Contents" style:list-style-name="L3">
      <loext:graphic-properties draw:fill-gradient-name="Gradient_20_1" draw:fill-hatch-name="hatch"/>
      <style:paragraph-properties fo:line-height="115%"/>
      <style:text-properties fo:font-size="10.5pt" officeooo:rsid="001ed718" officeooo:paragraph-rsid="00515b5a" style:font-size-asian="10.5pt" style:font-size-complex="10.5pt"/>
    </style:style>
    <style:style style:name="P17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1ed718" officeooo:paragraph-rsid="001ed718" style:font-size-asian="10.5pt" style:font-size-complex="10.5pt"/>
    </style:style>
    <style:style style:name="P18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1ed718" officeooo:paragraph-rsid="002b28fb" style:font-size-asian="10.5pt" style:font-size-complex="10.5pt"/>
    </style:style>
    <style:style style:name="P19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1ed718" officeooo:paragraph-rsid="00515b5a" style:font-size-asian="10.5pt" style:font-size-complex="10.5pt"/>
    </style:style>
    <style:style style:name="P20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1ed718" officeooo:paragraph-rsid="00323bbe" style:font-size-asian="10.5pt" style:font-size-complex="10.5pt"/>
    </style:style>
    <style:style style:name="P21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1ed718" officeooo:paragraph-rsid="002125c4" style:font-size-asian="10.5pt" style:font-size-complex="10.5pt"/>
    </style:style>
    <style:style style:name="P22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fo:font-size="10.5pt" officeooo:rsid="0036a276" officeooo:paragraph-rsid="0036a276" style:font-size-asian="10.5pt" style:font-size-complex="10.5pt"/>
    </style:style>
    <style:style style:name="P23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36a276" officeooo:paragraph-rsid="0036a276" style:font-size-asian="10.5pt" style:font-size-complex="10.5pt"/>
    </style:style>
    <style:style style:name="P24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36a276" officeooo:paragraph-rsid="004fb25b" style:font-size-asian="10.5pt" style:font-size-complex="10.5pt"/>
    </style:style>
    <style:style style:name="P25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2125c4" officeooo:paragraph-rsid="004636be" style:font-size-asian="10.5pt" style:font-size-complex="10.5pt"/>
    </style:style>
    <style:style style:name="P26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2125c4" officeooo:paragraph-rsid="002125c4" style:font-size-asian="10.5pt" style:font-size-complex="10.5pt"/>
    </style:style>
    <style:style style:name="P27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2125c4" officeooo:paragraph-rsid="004ac138" style:font-size-asian="10.5pt" style:font-size-complex="10.5pt"/>
    </style:style>
    <style:style style:name="P28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2125c4" officeooo:paragraph-rsid="004fb25b" style:font-size-asian="10.5pt" style:font-size-complex="10.5pt"/>
    </style:style>
    <style:style style:name="P29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fo:font-size="10.5pt" officeooo:rsid="001cf116" officeooo:paragraph-rsid="004636be" style:font-size-asian="10.5pt" style:font-size-complex="10.5pt"/>
    </style:style>
    <style:style style:name="P30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fo:font-size="10.5pt" officeooo:rsid="001cf116" officeooo:paragraph-rsid="004ac138" style:font-size-asian="10.5pt" style:font-size-complex="10.5pt"/>
    </style:style>
    <style:style style:name="P31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fo:font-size="10.5pt" officeooo:rsid="001cf116" officeooo:paragraph-rsid="0038743c" style:font-size-asian="10.5pt" style:font-size-complex="10.5pt"/>
    </style:style>
    <style:style style:name="P32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1cf116" officeooo:paragraph-rsid="0039fe6a" style:font-size-asian="10.5pt" style:font-size-complex="10.5pt"/>
    </style:style>
    <style:style style:name="P33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fo:font-size="10.5pt" officeooo:paragraph-rsid="004636be" style:font-size-asian="10.5pt" style:font-size-complex="10.5pt"/>
    </style:style>
    <style:style style:name="P34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paragraph-rsid="001b7ac1" style:font-size-asian="10.5pt" style:font-size-complex="10.5pt"/>
    </style:style>
    <style:style style:name="P35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fo:font-size="10.5pt" officeooo:paragraph-rsid="004e6fc5" style:font-size-asian="10.5pt" style:font-size-complex="10.5pt"/>
    </style:style>
    <style:style style:name="P36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fo:font-size="10.5pt" officeooo:paragraph-rsid="004fb25b" style:font-size-asian="10.5pt" style:font-size-complex="10.5pt"/>
    </style:style>
    <style:style style:name="P37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paragraph-rsid="0020c9ef" style:font-size-asian="10.5pt" style:font-size-complex="10.5pt"/>
    </style:style>
    <style:style style:name="P38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paragraph-rsid="003e5246" style:font-size-asian="10.5pt" style:font-size-complex="10.5pt"/>
    </style:style>
    <style:style style:name="P39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fo:font-size="10.5pt" officeooo:rsid="004636be" officeooo:paragraph-rsid="004636be" style:font-size-asian="10.5pt" style:font-size-complex="10.5pt"/>
    </style:style>
    <style:style style:name="P40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fo:font-size="10.5pt" officeooo:rsid="004636be" officeooo:paragraph-rsid="004e6fc5" style:font-size-asian="10.5pt" style:font-size-complex="10.5pt"/>
    </style:style>
    <style:style style:name="P41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20c9ef" officeooo:paragraph-rsid="00472ca3" style:font-size-asian="10.5pt" style:font-size-complex="10.5pt"/>
    </style:style>
    <style:style style:name="P42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20c9ef" officeooo:paragraph-rsid="0020c9ef" style:font-size-asian="10.5pt" style:font-size-complex="10.5pt"/>
    </style:style>
    <style:style style:name="P43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20c9ef" officeooo:paragraph-rsid="003e5246" style:font-size-asian="10.5pt" style:font-size-complex="10.5pt"/>
    </style:style>
    <style:style style:name="P44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2b28fb" officeooo:paragraph-rsid="002b28fb" style:font-size-asian="10.5pt" style:font-size-complex="10.5pt"/>
    </style:style>
    <style:style style:name="P45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2b28fb" officeooo:paragraph-rsid="00515b5a" style:font-size-asian="10.5pt" style:font-size-complex="10.5pt"/>
    </style:style>
    <style:style style:name="P46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4de343" officeooo:paragraph-rsid="004de343" style:font-size-asian="10.5pt" style:font-size-complex="10.5pt"/>
    </style:style>
    <style:style style:name="P47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244ba6" officeooo:paragraph-rsid="00244ba6" style:font-size-asian="10.5pt" style:font-size-complex="10.5pt"/>
    </style:style>
    <style:style style:name="P48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244ba6" officeooo:paragraph-rsid="004e6fc5" style:font-size-asian="10.5pt" style:font-size-complex="10.5pt"/>
    </style:style>
    <style:style style:name="P49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4e6fc5" officeooo:paragraph-rsid="004e6fc5" style:font-size-asian="10.5pt" style:font-size-complex="10.5pt"/>
    </style:style>
    <style:style style:name="P50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38743c" officeooo:paragraph-rsid="0038743c" style:font-size-asian="10.5pt" style:font-size-complex="10.5pt"/>
    </style:style>
    <style:style style:name="P51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38743c" officeooo:paragraph-rsid="004fb25b" style:font-size-asian="10.5pt" style:font-size-complex="10.5pt"/>
    </style:style>
    <style:style style:name="P52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1b7ac1" officeooo:paragraph-rsid="001cf116" style:font-size-asian="10.5pt" style:font-size-complex="10.5pt"/>
    </style:style>
    <style:style style:name="P53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1b7ac1" officeooo:paragraph-rsid="002b28fb" style:font-size-asian="10.5pt" style:font-size-complex="10.5pt"/>
    </style:style>
    <style:style style:name="P54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1b7ac1" officeooo:paragraph-rsid="001ed718" style:font-size-asian="10.5pt" style:font-size-complex="10.5pt"/>
    </style:style>
    <style:style style:name="P55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1b7ac1" officeooo:paragraph-rsid="001fb144" style:font-size-asian="10.5pt" style:font-size-complex="10.5pt"/>
    </style:style>
    <style:style style:name="P56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1b7ac1" officeooo:paragraph-rsid="001b7ac1" style:font-size-asian="10.5pt" style:font-size-complex="10.5pt"/>
    </style:style>
    <style:style style:name="P57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1b7ac1" officeooo:paragraph-rsid="00230a94" style:font-size-asian="10.5pt" style:font-size-complex="10.5pt"/>
    </style:style>
    <style:style style:name="P58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1b7ac1" officeooo:paragraph-rsid="002315a7" style:font-size-asian="10.5pt" style:font-size-complex="10.5pt"/>
    </style:style>
    <style:style style:name="P59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1b7ac1" officeooo:paragraph-rsid="00244ba6" style:font-size-asian="10.5pt" style:font-size-complex="10.5pt"/>
    </style:style>
    <style:style style:name="P60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1b7ac1" officeooo:paragraph-rsid="000bac3a" style:font-size-asian="10.5pt" style:font-size-complex="10.5pt"/>
    </style:style>
    <style:style style:name="P61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39fe6a" officeooo:paragraph-rsid="0039fe6a" style:font-size-asian="10.5pt" style:font-size-complex="10.5pt"/>
    </style:style>
    <style:style style:name="P62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fo:font-size="10.5pt" officeooo:rsid="003af763" officeooo:paragraph-rsid="003af763" style:font-size-asian="10.5pt" style:font-size-complex="10.5pt"/>
    </style:style>
    <style:style style:name="P63" style:family="paragraph" style:parent-style-name="Table_20_Contents">
      <loext:graphic-properties draw:fill-gradient-name="Gradient_20_1" draw:fill-hatch-name="hatch"/>
      <style:paragraph-properties fo:margin-left="0.4925in" fo:margin-right="0in" fo:line-height="115%" fo:text-indent="0in" style:auto-text-indent="false"/>
      <style:text-properties fo:font-size="10.5pt" fo:font-weight="bold" officeooo:rsid="00305365" officeooo:paragraph-rsid="00515b5a" style:font-size-asian="10.5pt" style:font-weight-asian="bold" style:font-size-complex="10.5pt" style:font-weight-complex="bold"/>
    </style:style>
    <style:style style:name="P64" style:family="paragraph" style:parent-style-name="Table_20_Contents">
      <loext:graphic-properties draw:fill-gradient-name="Gradient_20_1" draw:fill-hatch-name="hatch"/>
      <style:paragraph-properties fo:margin-left="0.4925in" fo:margin-right="0in" fo:line-height="115%" fo:text-indent="0in" style:auto-text-indent="false"/>
      <style:text-properties fo:font-size="10.5pt" fo:font-weight="bold" officeooo:rsid="001cf116" officeooo:paragraph-rsid="00515b5a" style:font-size-asian="10.5pt" style:font-weight-asian="bold" style:font-size-complex="10.5pt" style:font-weight-complex="bold"/>
    </style:style>
    <style:style style:name="P65" style:family="paragraph" style:parent-style-name="Table_20_Contents">
      <loext:graphic-properties draw:fill-gradient-name="Gradient_20_1" draw:fill-hatch-name="hatch"/>
      <style:paragraph-properties fo:margin-left="0.4925in" fo:margin-right="0in" fo:line-height="115%" fo:text-indent="0in" style:auto-text-indent="false"/>
      <style:text-properties fo:font-size="10.5pt" fo:font-weight="bold" officeooo:rsid="001ed718" officeooo:paragraph-rsid="00515b5a" style:font-size-asian="10.5pt" style:font-weight-asian="bold" style:font-size-complex="10.5pt" style:font-weight-complex="bold"/>
    </style:style>
    <style:style style:name="P66" style:family="paragraph" style:parent-style-name="Table_20_Contents">
      <loext:graphic-properties draw:fill-gradient-name="Gradient_20_1" draw:fill-hatch-name="hatch"/>
      <style:paragraph-properties fo:margin-left="0.4925in" fo:margin-right="0in" fo:line-height="115%" fo:text-indent="0in" style:auto-text-indent="false"/>
      <style:text-properties fo:font-size="10.5pt" fo:font-weight="bold" officeooo:paragraph-rsid="00515b5a" style:font-size-asian="10.5pt" style:font-weight-asian="bold" style:font-size-complex="10.5pt" style:font-weight-complex="bold"/>
    </style:style>
    <style:style style:name="P67" style:family="paragraph" style:parent-style-name="Table_20_Contents">
      <loext:graphic-properties draw:fill-gradient-name="Gradient_20_1" draw:fill-hatch-name="hatch"/>
      <style:paragraph-properties fo:margin-left="0.4925in" fo:margin-right="0in" fo:line-height="115%" fo:text-indent="0in" style:auto-text-indent="false"/>
      <style:text-properties fo:font-size="10.5pt" fo:font-weight="bold" officeooo:paragraph-rsid="00515b5a" style:font-size-asian="10.5pt" style:font-weight-asian="bold" style:font-size-complex="10.5pt" style:font-weight-complex="bold"/>
    </style:style>
    <style:style style:name="P68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fo:font-style="italic" officeooo:rsid="001ed718" officeooo:paragraph-rsid="00323bbe" style:font-size-asian="10.5pt" style:font-style-asian="italic" style:font-size-complex="10.5pt" style:font-style-complex="italic"/>
    </style:style>
    <style:style style:name="P69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1fb144" officeooo:paragraph-rsid="001fb144" fo:background-color="transparent" style:font-size-asian="10.5pt" style:font-size-complex="10.5pt"/>
    </style:style>
    <style:style style:name="P70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rsid="002b28fb" officeooo:paragraph-rsid="002b28fb" fo:background-color="transparent" style:font-size-asian="10.5pt" style:font-size-complex="10.5pt"/>
    </style:style>
    <style:style style:name="P71" style:family="paragraph" style:parent-style-name="Table_20_Contents">
      <loext:graphic-properties draw:fill-gradient-name="Gradient_20_1" draw:fill-hatch-name="hatch"/>
      <style:paragraph-properties fo:line-height="115%"/>
      <style:text-properties fo:font-size="10.5pt" officeooo:paragraph-rsid="00323bbe" fo:background-color="transparent" style:font-size-asian="10.5pt" style:font-size-complex="10.5pt"/>
    </style:style>
    <style:style style:name="P72" style:family="paragraph" style:parent-style-name="Table_20_Contents">
      <loext:graphic-properties draw:fill-gradient-name="Gradient_20_1" draw:fill-hatch-name="hatch"/>
      <style:paragraph-properties fo:line-height="115%"/>
      <style:text-properties style:font-name="Liberation Serif" fo:font-size="10.5pt" officeooo:rsid="003e5246" officeooo:paragraph-rsid="003e5246" style:font-size-asian="10.5pt" style:font-size-complex="10.5pt"/>
    </style:style>
    <style:style style:name="P73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style:font-name="Liberation Serif" fo:font-size="10.5pt" officeooo:paragraph-rsid="0027f251" style:font-size-asian="10.5pt" style:font-size-complex="10.5pt"/>
    </style:style>
    <style:style style:name="P74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style:font-name="Liberation Serif" fo:font-size="10.5pt" officeooo:paragraph-rsid="001b7ac1" style:font-size-asian="10.5pt" style:font-size-complex="10.5pt"/>
    </style:style>
    <style:style style:name="P75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style:font-name="Liberation Serif" fo:font-size="10.5pt" officeooo:paragraph-rsid="0047e11e" style:font-size-asian="10.5pt" style:font-size-complex="10.5pt"/>
    </style:style>
    <style:style style:name="P76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style:font-name="Liberation Serif" fo:font-size="10.5pt" officeooo:paragraph-rsid="004ac138" style:font-size-asian="10.5pt" style:font-size-complex="10.5pt"/>
    </style:style>
    <style:style style:name="P77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style:font-name="Liberation Serif" fo:font-size="10.5pt" officeooo:paragraph-rsid="004e6fc5" style:font-size-asian="10.5pt" style:font-size-complex="10.5pt"/>
    </style:style>
    <style:style style:name="P78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style:font-name="Liberation Serif" fo:font-size="10.5pt" officeooo:paragraph-rsid="004fb25b" style:font-size-asian="10.5pt" style:font-size-complex="10.5pt"/>
    </style:style>
    <style:style style:name="P79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style:font-name="Liberation Serif" fo:font-size="10.5pt" style:font-size-asian="10.5pt" style:font-size-complex="10.5pt"/>
    </style:style>
    <style:style style:name="P80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style:font-name="Liberation Serif" fo:font-size="10.5pt" officeooo:paragraph-rsid="0000925a" style:font-size-asian="10.5pt" style:font-size-complex="10.5pt"/>
    </style:style>
    <style:style style:name="P81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style:font-name="Liberation Serif" fo:font-size="10.5pt" officeooo:rsid="001cf116" officeooo:paragraph-rsid="00447665" style:font-size-asian="10.5pt" style:font-size-complex="10.5pt"/>
    </style:style>
    <style:style style:name="P82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style:font-name="Liberation Serif" fo:font-size="10.5pt" officeooo:rsid="001cf116" officeooo:paragraph-rsid="004636be" style:font-size-asian="10.5pt" style:font-size-complex="10.5pt"/>
    </style:style>
    <style:style style:name="P83" style:family="paragraph" style:parent-style-name="Table_20_Contents">
      <loext:graphic-properties draw:fill-gradient-name="Gradient_20_1" draw:fill-hatch-name="hatch"/>
      <style:paragraph-properties fo:line-height="115%"/>
      <style:text-properties style:font-name="Liberation Serif" fo:font-size="10.5pt" officeooo:rsid="001cf116" officeooo:paragraph-rsid="004636be" style:font-size-asian="10.5pt" style:font-size-complex="10.5pt"/>
    </style:style>
    <style:style style:name="P84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style:font-name="Liberation Serif" fo:font-size="10.5pt" officeooo:rsid="001cf116" officeooo:paragraph-rsid="004ac138" style:font-size-asian="10.5pt" style:font-size-complex="10.5pt"/>
    </style:style>
    <style:style style:name="P85" style:family="paragraph" style:parent-style-name="Table_20_Contents">
      <loext:graphic-properties draw:fill-gradient-name="Gradient_20_1" draw:fill-hatch-name="hatch"/>
      <style:paragraph-properties fo:line-height="115%"/>
      <style:text-properties style:font-name="Liberation Serif" fo:font-size="10.5pt" officeooo:rsid="001cf116" officeooo:paragraph-rsid="004c051a" style:font-size-asian="10.5pt" style:font-size-complex="10.5pt"/>
    </style:style>
    <style:style style:name="P86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style:font-name="Liberation Serif" fo:font-size="10.5pt" officeooo:rsid="001cf116" officeooo:paragraph-rsid="004fb25b" style:font-size-asian="10.5pt" style:font-size-complex="10.5pt"/>
    </style:style>
    <style:style style:name="P87" style:family="paragraph" style:parent-style-name="Table_20_Contents">
      <loext:graphic-properties draw:fill-gradient-name="Gradient_20_1" draw:fill-hatch-name="hatch"/>
      <style:paragraph-properties fo:line-height="115%"/>
      <style:text-properties style:font-name="Liberation Serif" fo:font-size="10.5pt" officeooo:rsid="001cf116" officeooo:paragraph-rsid="004fb25b" style:font-size-asian="10.5pt" style:font-size-complex="10.5pt"/>
    </style:style>
    <style:style style:name="P88" style:family="paragraph" style:parent-style-name="Table_20_Contents">
      <loext:graphic-properties draw:fill-gradient-name="Gradient_20_1" draw:fill-hatch-name="hatch"/>
      <style:paragraph-properties fo:line-height="115%"/>
      <style:text-properties style:font-name="Liberation Serif" fo:font-size="10.5pt" officeooo:rsid="001b7ac1" officeooo:paragraph-rsid="001b7ac1" style:font-size-asian="10.5pt" style:font-size-complex="10.5pt"/>
    </style:style>
    <style:style style:name="P89" style:family="paragraph" style:parent-style-name="Table_20_Contents">
      <loext:graphic-properties draw:fill-gradient-name="Gradient_20_1" draw:fill-hatch-name="hatch"/>
      <style:paragraph-properties fo:line-height="115%"/>
      <style:text-properties style:font-name="Liberation Serif" fo:font-size="10.5pt" officeooo:rsid="001b7ac1" officeooo:paragraph-rsid="0027f251" style:font-size-asian="10.5pt" style:font-size-complex="10.5pt"/>
    </style:style>
    <style:style style:name="P90" style:family="paragraph" style:parent-style-name="Table_20_Contents">
      <loext:graphic-properties draw:fill-gradient-name="Gradient_20_1" draw:fill-hatch-name="hatch"/>
      <style:paragraph-properties fo:line-height="115%"/>
      <style:text-properties style:font-name="Liberation Serif" fo:font-size="10.5pt" officeooo:rsid="001b7ac1" officeooo:paragraph-rsid="004636be" style:font-size-asian="10.5pt" style:font-size-complex="10.5pt"/>
    </style:style>
    <style:style style:name="P91" style:family="paragraph" style:parent-style-name="Table_20_Contents">
      <loext:graphic-properties draw:fill-gradient-name="Gradient_20_1" draw:fill-hatch-name="hatch"/>
      <style:paragraph-properties fo:line-height="115%"/>
      <style:text-properties style:font-name="Liberation Serif" fo:font-size="10.5pt" officeooo:rsid="001b7ac1" officeooo:paragraph-rsid="0029af4b" style:font-size-asian="10.5pt" style:font-size-complex="10.5pt"/>
    </style:style>
    <style:style style:name="P92" style:family="paragraph" style:parent-style-name="Table_20_Contents">
      <loext:graphic-properties draw:fill-gradient-name="Gradient_20_1" draw:fill-hatch-name="hatch"/>
      <style:paragraph-properties fo:line-height="115%"/>
      <style:text-properties style:font-name="Liberation Serif" fo:font-size="10.5pt" officeooo:rsid="001b7ac1" officeooo:paragraph-rsid="0000925a" style:font-size-asian="10.5pt" style:font-size-complex="10.5pt"/>
    </style:style>
    <style:style style:name="P93" style:family="paragraph" style:parent-style-name="Table_20_Contents">
      <loext:graphic-properties draw:fill-gradient-name="Gradient_20_1" draw:fill-hatch-name="hatch"/>
      <style:paragraph-properties fo:line-height="115%"/>
      <style:text-properties style:font-name="Liberation Serif" fo:font-size="10.5pt" officeooo:rsid="002125c4" officeooo:paragraph-rsid="0027f251" style:font-size-asian="10.5pt" style:font-size-complex="10.5pt"/>
    </style:style>
    <style:style style:name="P94" style:family="paragraph" style:parent-style-name="Table_20_Contents">
      <loext:graphic-properties draw:fill-gradient-name="Gradient_20_1" draw:fill-hatch-name="hatch"/>
      <style:paragraph-properties fo:line-height="115%"/>
      <style:text-properties style:font-name="Liberation Serif" fo:font-size="10.5pt" officeooo:rsid="002125c4" officeooo:paragraph-rsid="002125c4" style:font-size-asian="10.5pt" style:font-size-complex="10.5pt"/>
    </style:style>
    <style:style style:name="P95" style:family="paragraph" style:parent-style-name="Table_20_Contents">
      <loext:graphic-properties draw:fill-gradient-name="Gradient_20_1" draw:fill-hatch-name="hatch"/>
      <style:paragraph-properties fo:line-height="115%"/>
      <style:text-properties style:font-name="Liberation Serif" fo:font-size="10.5pt" officeooo:rsid="002125c4" officeooo:paragraph-rsid="004636be" style:font-size-asian="10.5pt" style:font-size-complex="10.5pt"/>
    </style:style>
    <style:style style:name="P96" style:family="paragraph" style:parent-style-name="Table_20_Contents">
      <loext:graphic-properties draw:fill-gradient-name="Gradient_20_1" draw:fill-hatch-name="hatch"/>
      <style:paragraph-properties fo:line-height="115%"/>
      <style:text-properties style:font-name="Liberation Serif" fo:font-size="10.5pt" officeooo:rsid="002125c4" officeooo:paragraph-rsid="00472ca3" style:font-size-asian="10.5pt" style:font-size-complex="10.5pt"/>
    </style:style>
    <style:style style:name="P97" style:family="paragraph" style:parent-style-name="Table_20_Contents">
      <loext:graphic-properties draw:fill-gradient-name="Gradient_20_1" draw:fill-hatch-name="hatch"/>
      <style:paragraph-properties fo:line-height="115%"/>
      <style:text-properties style:font-name="Liberation Serif" fo:font-size="10.5pt" officeooo:rsid="002125c4" officeooo:paragraph-rsid="004ac138" style:font-size-asian="10.5pt" style:font-size-complex="10.5pt"/>
    </style:style>
    <style:style style:name="P98" style:family="paragraph" style:parent-style-name="Table_20_Contents">
      <loext:graphic-properties draw:fill-gradient-name="Gradient_20_1" draw:fill-hatch-name="hatch"/>
      <style:paragraph-properties fo:line-height="115%"/>
      <style:text-properties style:font-name="Liberation Serif" fo:font-size="10.5pt" officeooo:rsid="002125c4" officeooo:paragraph-rsid="004fb25b" style:font-size-asian="10.5pt" style:font-size-complex="10.5pt"/>
    </style:style>
    <style:style style:name="P99" style:family="paragraph" style:parent-style-name="Table_20_Contents">
      <loext:graphic-properties draw:fill-gradient-name="Gradient_20_1" draw:fill-hatch-name="hatch"/>
      <style:paragraph-properties fo:line-height="115%"/>
      <style:text-properties style:font-name="Liberation Serif" fo:font-size="10.5pt" officeooo:rsid="0029af4b" officeooo:paragraph-rsid="004636be" style:font-size-asian="10.5pt" style:font-size-complex="10.5pt"/>
    </style:style>
    <style:style style:name="P100" style:family="paragraph" style:parent-style-name="Table_20_Contents">
      <loext:graphic-properties draw:fill-gradient-name="Gradient_20_1" draw:fill-hatch-name="hatch"/>
      <style:paragraph-properties fo:line-height="115%"/>
      <style:text-properties style:font-name="Liberation Serif" fo:font-size="10.5pt" officeooo:rsid="0029af4b" officeooo:paragraph-rsid="0029af4b" style:font-size-asian="10.5pt" style:font-size-complex="10.5pt"/>
    </style:style>
    <style:style style:name="P101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style:font-name="Liberation Serif" fo:font-size="10.5pt" officeooo:rsid="004fb25b" officeooo:paragraph-rsid="004fb25b" style:font-size-asian="10.5pt" style:font-size-complex="10.5pt"/>
    </style:style>
    <style:style style:name="P102" style:family="paragraph" style:parent-style-name="Table_20_Contents">
      <loext:graphic-properties draw:fill-gradient-name="Gradient_20_1" draw:fill-hatch-name="hatch"/>
      <style:paragraph-properties fo:line-height="115%"/>
      <style:text-properties style:font-name="Liberation Serif" fo:font-size="10.5pt" officeooo:rsid="00198718" officeooo:paragraph-rsid="001b7ac1" style:font-size-asian="10.5pt" style:font-size-complex="10.5pt"/>
    </style:style>
    <style:style style:name="P103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style:font-name="Liberation Serif" fo:font-size="10.5pt" fo:font-style="italic" officeooo:rsid="001e82cf" officeooo:paragraph-rsid="002b28fb" style:font-size-asian="10.5pt" style:font-style-asian="italic" style:font-size-complex="10.5pt" style:font-style-complex="italic"/>
    </style:style>
    <style:style style:name="P104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style:font-name="Liberation Serif" fo:font-size="10.5pt" fo:font-style="italic" officeooo:rsid="001b7ac1" officeooo:paragraph-rsid="0027f251" fo:background-color="#dddddd" style:font-size-asian="10.5pt" style:font-style-asian="italic" style:font-size-complex="10.5pt" style:font-style-complex="italic"/>
    </style:style>
    <style:style style:name="P105" style:family="paragraph" style:parent-style-name="Table_20_Contents">
      <loext:graphic-properties draw:fill-gradient-name="Gradient_20_1" draw:fill-hatch-name="hatch"/>
      <style:paragraph-properties fo:margin-left="0.4925in" fo:margin-right="0in" fo:line-height="115%" fo:text-indent="0in" style:auto-text-indent="false"/>
      <style:text-properties style:font-name="Liberation Serif" fo:font-size="10.5pt" fo:font-weight="bold" officeooo:rsid="001cf116" officeooo:paragraph-rsid="00515b5a" style:font-size-asian="10.5pt" style:font-weight-asian="bold" style:font-size-complex="10.5pt" style:font-weight-complex="bold"/>
    </style:style>
    <style:style style:name="P106" style:family="paragraph" style:parent-style-name="Table_20_Contents">
      <loext:graphic-properties draw:fill-gradient-name="Gradient_20_1" draw:fill-hatch-name="hatch"/>
      <style:paragraph-properties fo:margin-left="0.4925in" fo:margin-right="0in" fo:line-height="115%" fo:text-indent="0in" style:auto-text-indent="false"/>
      <style:text-properties style:font-name="Liberation Serif" fo:font-size="10.5pt" fo:font-weight="bold" officeooo:rsid="001cf116" officeooo:paragraph-rsid="00515b5a" style:font-size-asian="10.5pt" style:font-weight-asian="bold" style:font-size-complex="10.5pt" style:font-weight-complex="bold"/>
    </style:style>
    <style:style style:name="P107" style:family="paragraph" style:parent-style-name="Table_20_Contents">
      <loext:graphic-properties draw:fill-gradient-name="Gradient_20_1" draw:fill-hatch-name="hatch"/>
      <style:paragraph-properties fo:margin-left="0.4925in" fo:margin-right="0in" fo:line-height="115%" fo:text-indent="0in" style:auto-text-indent="false"/>
      <style:text-properties style:font-name="Liberation Serif" fo:font-size="10.5pt" fo:font-weight="bold" officeooo:rsid="001ed718" officeooo:paragraph-rsid="00515b5a" style:font-size-asian="10.5pt" style:font-weight-asian="bold" style:font-size-complex="10.5pt" style:font-weight-complex="bold"/>
    </style:style>
    <style:style style:name="P108" style:family="paragraph" style:parent-style-name="Table_20_Contents">
      <loext:graphic-properties draw:fill-gradient-name="Gradient_20_1" draw:fill-hatch-name="hatch"/>
      <style:paragraph-properties fo:margin-left="0.4925in" fo:margin-right="0in" fo:line-height="115%" fo:text-indent="0in" style:auto-text-indent="false"/>
      <style:text-properties style:font-name="Liberation Serif" fo:font-size="10.5pt" fo:font-weight="bold" officeooo:paragraph-rsid="00515b5a" style:font-size-asian="10.5pt" style:font-weight-asian="bold" style:font-size-complex="10.5pt" style:font-weight-complex="bold"/>
    </style:style>
    <style:style style:name="P109" style:family="paragraph" style:parent-style-name="Table_20_Contents">
      <loext:graphic-properties draw:fill-gradient-name="Gradient_20_1" draw:fill-hatch-name="hatch"/>
      <style:paragraph-properties fo:margin-left="0.4925in" fo:margin-right="0in" fo:line-height="115%" fo:text-indent="0in" style:auto-text-indent="false"/>
      <style:text-properties style:font-name="Liberation Serif" fo:font-size="10.5pt" fo:font-weight="bold" officeooo:paragraph-rsid="00515b5a" style:font-size-asian="10.5pt" style:font-weight-asian="bold" style:font-size-complex="10.5pt" style:font-weight-complex="bold"/>
    </style:style>
    <style:style style:name="P110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style:font-name="Liberation Serif" fo:font-size="10.5pt" fo:font-weight="normal" officeooo:paragraph-rsid="0027f251" style:font-size-asian="10.5pt" style:font-weight-asian="normal" style:font-size-complex="10.5pt" style:font-weight-complex="normal"/>
    </style:style>
    <style:style style:name="P111" style:family="paragraph" style:parent-style-name="Table_20_Contents">
      <loext:graphic-properties draw:fill-gradient-name="Gradient_20_1" draw:fill-hatch-name="hatch"/>
      <style:paragraph-properties fo:margin-left="0in" fo:margin-right="0in" fo:line-height="115%" fo:text-indent="0in" style:auto-text-indent="false"/>
      <style:text-properties style:font-name="Liberation Serif" fo:font-size="10.5pt" officeooo:paragraph-rsid="001b7ac1" fo:background-color="transparent" style:font-size-asian="10.5pt" style:font-size-complex="10.5pt"/>
    </style:style>
    <style:style style:name="P112" style:family="paragraph" style:parent-style-name="Table_20_Contents" style:list-style-name="L1">
      <loext:graphic-properties draw:fill-gradient-name="Gradient_20_1" draw:fill-hatch-name="hatch"/>
      <style:paragraph-properties fo:line-height="115%"/>
      <style:text-properties officeooo:paragraph-rsid="0026d947"/>
    </style:style>
    <style:style style:name="P113" style:family="paragraph" style:parent-style-name="Table_20_Contents" style:list-style-name="L2">
      <loext:graphic-properties draw:fill-gradient-name="Gradient_20_1" draw:fill-hatch-name="hatch"/>
      <style:paragraph-properties fo:line-height="115%"/>
      <style:text-properties officeooo:paragraph-rsid="0027f251"/>
    </style:style>
    <style:style style:name="P114" style:family="paragraph" style:parent-style-name="Table_20_Contents">
      <loext:graphic-properties draw:fill-gradient-name="Gradient_20_1" draw:fill-hatch-name="hatch"/>
      <style:paragraph-properties fo:margin-left="0.4925in" fo:margin-right="0in" fo:line-height="115%" fo:text-indent="0in" style:auto-text-indent="false"/>
      <style:text-properties officeooo:paragraph-rsid="00515b5a"/>
    </style:style>
    <style:style style:name="P115" style:family="paragraph" style:parent-style-name="Table_20_Contents" style:list-style-name="L5">
      <loext:graphic-properties draw:fill-gradient-name="Gradient_20_1" draw:fill-hatch-name="hatch"/>
      <style:paragraph-properties fo:line-height="115%"/>
      <style:text-properties officeooo:paragraph-rsid="004e6fc5"/>
    </style:style>
    <style:style style:name="P116" style:family="paragraph" style:parent-style-name="Table_20_Contents">
      <loext:graphic-properties draw:fill-gradient-name="Gradient_20_1" draw:fill-hatch-name="hatch"/>
      <style:paragraph-properties fo:line-height="115%"/>
      <style:text-properties officeooo:rsid="00198718" officeooo:paragraph-rsid="00198718"/>
    </style:style>
    <style:style style:name="P117" style:family="paragraph" style:parent-style-name="Table_20_Contents">
      <loext:graphic-properties draw:fill-gradient-name="Gradient_20_1" draw:fill-hatch-name="hatch"/>
      <style:paragraph-properties fo:line-height="115%"/>
      <style:text-properties officeooo:rsid="001b7ac1" officeooo:paragraph-rsid="001b7ac1"/>
    </style:style>
    <style:style style:name="P118" style:family="paragraph" style:parent-style-name="Text_20_body">
      <style:paragraph-properties fo:break-before="page"/>
      <style:text-properties fo:font-size="14pt" officeooo:rsid="00515b5a" officeooo:paragraph-rsid="00515b5a" style:font-size-asian="14pt" style:font-size-complex="14pt"/>
    </style:style>
    <style:style style:name="T1" style:family="text">
      <style:text-properties officeooo:rsid="001987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f251" style:font-weight-asian="bold" style:font-weight-complex="bold"/>
    </style:style>
    <style:style style:name="T4" style:family="text">
      <style:text-properties fo:font-weight="bold" officeooo:rsid="003af763" style:font-weight-asian="bold" style:font-weight-complex="bold"/>
    </style:style>
    <style:style style:name="T5" style:family="text">
      <style:text-properties fo:font-weight="bold" officeooo:rsid="004fb25b" style:font-weight-asian="bold" style:font-weight-complex="bold"/>
    </style:style>
    <style:style style:name="T6" style:family="text">
      <style:text-properties fo:color="#000000" loext:opacity="100%" style:font-name="Liberation Serif" fo:font-size="10.5pt" fo:font-style="normal" fo:font-weight="bold" style:font-size-asian="10.5pt" style:font-style-asian="normal" style:font-weight-asian="bold" style:font-size-complex="10.5pt" style:font-weight-complex="bold"/>
    </style:style>
    <style:style style:name="T7" style:family="text">
      <style:text-properties fo:color="#000000" loext:opacity="100%" style:font-name="Liberation Serif" fo:font-size="10.5pt" fo:font-style="normal" fo:font-weight="normal" style:font-size-asian="10.5pt" style:font-style-asian="normal" style:font-weight-asian="normal" style:font-size-complex="10.5pt" style:font-weight-complex="normal"/>
    </style:style>
    <style:style style:name="T8" style:family="text">
      <style:text-properties fo:color="#000000" loext:opacity="100%" style:font-name="Liberation Serif" fo:font-size="10.5pt" fo:font-style="normal" fo:font-weight="normal" officeooo:rsid="0027f251" style:font-size-asian="10.5pt" style:font-style-asian="normal" style:font-weight-asian="normal" style:font-size-complex="10.5pt" style:font-weight-complex="normal"/>
    </style:style>
    <style:style style:name="T9" style:family="text">
      <style:text-properties fo:color="#000000" loext:opacity="100%" style:font-name="Liberation Serif" fo:font-size="10.5pt" fo:font-style="normal" fo:font-weight="normal" officeooo:rsid="00198718" style:font-size-asian="10.5pt" style:font-style-asian="normal" style:font-weight-asian="normal" style:font-size-complex="10.5pt"/>
    </style:style>
    <style:style style:name="T10" style:family="text">
      <style:text-properties officeooo:rsid="001b7ac1"/>
    </style:style>
    <style:style style:name="T11" style:family="text">
      <style:text-properties officeooo:rsid="001cf116"/>
    </style:style>
    <style:style style:name="T12" style:family="text">
      <style:text-properties officeooo:rsid="001e82cf"/>
    </style:style>
    <style:style style:name="T13" style:family="text">
      <style:text-properties officeooo:rsid="001ed718"/>
    </style:style>
    <style:style style:name="T14" style:family="text">
      <style:text-properties fo:color="#080808" loext:opacity="100%" fo:font-style="normal" fo:font-weight="normal" style:font-style-asian="normal" style:font-weight-asian="normal"/>
    </style:style>
    <style:style style:name="T15" style:family="text">
      <style:text-properties fo:color="#080808" loext:opacity="100%" fo:font-style="normal" fo:font-weight="normal" officeooo:rsid="002b28fb" style:font-style-asian="normal" style:font-weight-asian="normal"/>
    </style:style>
    <style:style style:name="T16" style:family="text">
      <style:text-properties fo:color="#080808" loext:opacity="100%" fo:font-style="normal" fo:font-weight="normal" officeooo:rsid="001ed718" style:font-style-asian="normal" style:font-weight-asian="normal"/>
    </style:style>
    <style:style style:name="T17" style:family="text">
      <style:text-properties fo:color="#080808" loext:opacity="100%" fo:font-style="normal" fo:font-weight="normal" officeooo:rsid="00244ba6" style:font-style-asian="normal" style:font-weight-asian="normal"/>
    </style:style>
    <style:style style:name="T18" style:family="text">
      <style:text-properties fo:color="#080808" loext:opacity="100%" fo:font-style="normal" fo:font-weight="normal" officeooo:rsid="0030727d" style:font-style-asian="normal" style:font-weight-asian="normal"/>
    </style:style>
    <style:style style:name="T19" style:family="text">
      <style:text-properties fo:color="#080808" loext:opacity="100%" fo:font-style="normal" fo:font-weight="normal" officeooo:rsid="0049d7f3" style:font-style-asian="normal" style:font-weight-asian="normal"/>
    </style:style>
    <style:style style:name="T20" style:family="text">
      <style:text-properties fo:color="#080808" loext:opacity="100%" fo:font-style="normal" fo:font-weight="normal" officeooo:rsid="004c051a" style:font-style-asian="normal" style:font-weight-asian="normal"/>
    </style:style>
    <style:style style:name="T21" style:family="text">
      <style:text-properties fo:color="#080808" loext:opacity="100%" style:font-name="Liberation Serif" fo:font-size="10.5pt" fo:font-style="normal" fo:font-weight="normal" style:font-size-asian="10.5pt" style:font-style-asian="normal" style:font-weight-asian="normal" style:font-size-complex="10.5pt"/>
    </style:style>
    <style:style style:name="T22" style:family="text">
      <style:text-properties fo:color="#080808" loext:opacity="100%" style:font-name="Liberation Serif" fo:font-size="10.5pt" fo:font-style="normal" fo:font-weight="normal" officeooo:rsid="002315a7" style:font-size-asian="10.5pt" style:font-style-asian="normal" style:font-weight-asian="normal" style:font-size-complex="10.5pt"/>
    </style:style>
    <style:style style:name="T23" style:family="text">
      <style:text-properties fo:color="#080808" loext:opacity="100%" style:font-name="Liberation Serif" fo:font-size="10.5pt" fo:font-style="normal" fo:font-weight="normal" officeooo:rsid="0038743c" style:font-size-asian="10.5pt" style:font-style-asian="normal" style:font-weight-asian="normal" style:font-size-complex="10.5pt"/>
    </style:style>
    <style:style style:name="T24" style:family="text">
      <style:text-properties fo:color="#080808" loext:opacity="100%" style:font-name="Liberation Serif" fo:font-size="10.5pt" fo:font-style="normal" fo:font-weight="normal" officeooo:rsid="001ed718" style:font-size-asian="10.5pt" style:font-style-asian="normal" style:font-weight-asian="normal" style:font-size-complex="10.5pt"/>
    </style:style>
    <style:style style:name="T25" style:family="text">
      <style:text-properties fo:color="#080808" loext:opacity="100%" style:font-name="Liberation Serif" fo:font-size="10.5pt" fo:font-style="normal" fo:font-weight="normal" officeooo:rsid="001cf116" style:font-size-asian="10.5pt" style:font-style-asian="normal" style:font-weight-asian="normal" style:font-size-complex="10.5pt" style:font-weight-complex="normal"/>
    </style:style>
    <style:style style:name="T26" style:family="text">
      <style:text-properties fo:color="#080808" loext:opacity="100%" style:font-name="Liberation Serif" fo:font-size="10.5pt" fo:font-style="normal" fo:font-weight="normal" officeooo:rsid="0038743c" style:font-size-asian="10.5pt" style:font-style-asian="normal" style:font-weight-asian="normal" style:font-size-complex="10.5pt" style:font-weight-complex="normal"/>
    </style:style>
    <style:style style:name="T27" style:family="text">
      <style:text-properties fo:color="#080808" loext:opacity="100%" style:font-name="Liberation Serif" fo:font-size="10.5pt" fo:font-style="normal" fo:font-weight="normal" officeooo:rsid="0026d947" style:font-size-asian="10.5pt" style:font-style-asian="normal" style:font-weight-asian="normal" style:font-size-complex="10.5pt" style:font-weight-complex="normal"/>
    </style:style>
    <style:style style:name="T28" style:family="text">
      <style:text-properties fo:color="#080808" loext:opacity="100%" style:font-name="Liberation Serif" fo:font-size="10.5pt" fo:font-style="normal" fo:font-weight="normal" officeooo:rsid="004c051a" style:font-size-asian="10.5pt" style:font-style-asian="normal" style:font-weight-asian="normal" style:font-size-complex="10.5pt"/>
    </style:style>
    <style:style style:name="T29" style:family="text">
      <style:text-properties fo:color="#080808" loext:opacity="100%" style:font-name="Liberation Serif" fo:font-size="10.5pt" fo:font-style="normal" fo:font-weight="normal" officeooo:rsid="002b28fb" style:font-size-asian="10.5pt" style:font-style-asian="normal" style:font-weight-asian="normal" style:font-size-complex="10.5pt"/>
    </style:style>
    <style:style style:name="T30" style:family="text">
      <style:text-properties fo:color="#080808" loext:opacity="100%" style:font-name="Liberation Serif" fo:font-size="10.5pt" fo:font-style="normal" fo:font-weight="normal" officeooo:rsid="003c62c9" style:font-size-asian="10.5pt" style:font-style-asian="normal" style:font-weight-asian="normal" style:font-size-complex="10.5pt"/>
    </style:style>
    <style:style style:name="T31" style:family="text">
      <style:text-properties fo:color="#080808" loext:opacity="100%" style:font-name="Liberation Serif" fo:font-size="10.5pt" fo:font-style="normal" fo:font-weight="bold" officeooo:rsid="001ed718" style:font-size-asian="10.5pt" style:font-style-asian="normal" style:font-weight-asian="bold" style:font-size-complex="10.5pt" style:font-weight-complex="bold"/>
    </style:style>
    <style:style style:name="T32" style:family="text">
      <style:text-properties fo:color="#080808" loext:opacity="100%" style:font-name="Liberation Serif" fo:font-size="10.5pt" fo:font-style="normal" fo:font-weight="bold" officeooo:rsid="001cf116" style:font-size-asian="10.5pt" style:font-style-asian="normal" style:font-weight-asian="bold" style:font-size-complex="10.5pt" style:font-weight-complex="bold"/>
    </style:style>
    <style:style style:name="T33" style:family="text">
      <style:text-properties fo:color="#080808" loext:opacity="100%" style:font-name="Liberation Serif" fo:font-size="10.5pt" fo:font-style="normal" fo:font-weight="bold" officeooo:rsid="003c62c9" style:font-size-asian="10.5pt" style:font-style-asian="normal" style:font-weight-asian="bold" style:font-size-complex="10.5pt" style:font-weight-complex="bold"/>
    </style:style>
    <style:style style:name="T34" style:family="text">
      <style:text-properties officeooo:rsid="001fb144"/>
    </style:style>
    <style:style style:name="T35" style:family="text">
      <style:text-properties officeooo:rsid="0020c9ef"/>
    </style:style>
    <style:style style:name="T36" style:family="text">
      <style:text-properties officeooo:rsid="002125c4"/>
    </style:style>
    <style:style style:name="T37" style:family="text">
      <style:text-properties style:text-position="super 58%"/>
    </style:style>
    <style:style style:name="T38" style:family="text">
      <style:text-properties style:text-position="super 58%" officeooo:rsid="002125c4"/>
    </style:style>
    <style:style style:name="T39" style:family="text">
      <style:text-properties officeooo:rsid="00244ba6"/>
    </style:style>
    <style:style style:name="T40" style:family="text">
      <style:text-properties officeooo:rsid="0027f251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27f251" style:font-weight-asian="normal" style:font-weight-complex="normal"/>
    </style:style>
    <style:style style:name="T43" style:family="text">
      <style:text-properties fo:font-weight="normal" officeooo:rsid="003c62c9" style:font-weight-asian="normal" style:font-weight-complex="normal"/>
    </style:style>
    <style:style style:name="T44" style:family="text">
      <style:text-properties officeooo:rsid="0029af4b"/>
    </style:style>
    <style:style style:name="T45" style:family="text">
      <style:text-properties officeooo:rsid="002b28fb"/>
    </style:style>
    <style:style style:name="T46" style:family="text">
      <style:text-properties officeooo:rsid="002c7177"/>
    </style:style>
    <style:style style:name="T47" style:family="text">
      <style:text-properties officeooo:rsid="00305365"/>
    </style:style>
    <style:style style:name="T48" style:family="text">
      <style:text-properties style:font-name="Liberation Serif"/>
    </style:style>
    <style:style style:name="T49" style:family="text">
      <style:text-properties style:font-name="Liberation Serif" officeooo:rsid="0029af4b"/>
    </style:style>
    <style:style style:name="T50" style:family="text">
      <style:text-properties style:font-name="Liberation Serif" fo:font-size="10.5pt" officeooo:rsid="002512ed" style:font-size-asian="10.5pt" style:font-size-complex="10.5pt"/>
    </style:style>
    <style:style style:name="T51" style:family="text">
      <style:text-properties style:font-name="Liberation Serif" fo:font-size="10.5pt" officeooo:rsid="0026d947" style:font-size-asian="10.5pt" style:font-size-complex="10.5pt"/>
    </style:style>
    <style:style style:name="T52" style:family="text">
      <style:text-properties style:font-name="Liberation Serif" fo:font-size="10.5pt" officeooo:rsid="00198718" style:font-size-asian="10.5pt" style:font-size-complex="10.5pt"/>
    </style:style>
    <style:style style:name="T53" style:family="text">
      <style:text-properties style:font-name="Liberation Serif" fo:font-size="10.5pt" fo:font-weight="bold" style:font-size-asian="10.5pt" style:font-weight-asian="bold" style:font-size-complex="10.5pt" style:font-weight-complex="bold"/>
    </style:style>
    <style:style style:name="T54" style:family="text">
      <style:text-properties style:font-name="Liberation Serif" fo:font-size="10.5pt" fo:font-weight="bold" officeooo:rsid="002c7177" style:font-size-asian="10.5pt" style:font-weight-asian="bold" style:font-size-complex="10.5pt" style:font-weight-complex="bold"/>
    </style:style>
    <style:style style:name="T55" style:family="text">
      <style:text-properties style:font-name="Liberation Serif" fo:font-size="10.5pt" fo:font-weight="bold" officeooo:rsid="0026d947" style:font-size-asian="10.5pt" style:font-weight-asian="bold" style:font-size-complex="10.5pt" style:font-weight-complex="bold"/>
    </style:style>
    <style:style style:name="T56" style:family="text">
      <style:text-properties style:font-name="Liberation Serif" fo:font-size="10.5pt" fo:font-weight="bold" officeooo:rsid="00198718" style:font-size-asian="10.5pt" style:font-weight-asian="bold" style:font-size-complex="10.5pt" style:font-weight-complex="bold"/>
    </style:style>
    <style:style style:name="T57" style:family="text">
      <style:text-properties style:font-name="Liberation Serif" fo:font-size="10.5pt" fo:font-weight="normal" officeooo:rsid="0026d947" style:font-size-asian="10.5pt" style:font-weight-asian="normal" style:font-size-complex="10.5pt" style:font-weight-complex="normal"/>
    </style:style>
    <style:style style:name="T58" style:family="text">
      <style:text-properties style:font-name="Liberation Serif" officeooo:rsid="0039fe6a"/>
    </style:style>
    <style:style style:name="T59" style:family="text">
      <style:text-properties style:font-name="Liberation Serif" officeooo:rsid="001b7ac1"/>
    </style:style>
    <style:style style:name="T60" style:family="text">
      <style:text-properties style:font-name="Liberation Serif" officeooo:rsid="003e5246"/>
    </style:style>
    <style:style style:name="T61" style:family="text">
      <style:text-properties style:font-name="Liberation Serif" officeooo:rsid="00305365"/>
    </style:style>
    <style:style style:name="T62" style:family="text">
      <style:text-properties style:font-name="Liberation Serif" officeooo:rsid="004636be"/>
    </style:style>
    <style:style style:name="T63" style:family="text">
      <style:text-properties style:font-name="Liberation Serif" officeooo:rsid="001cf116"/>
    </style:style>
    <style:style style:name="T64" style:family="text">
      <style:text-properties style:font-name="Liberation Serif" officeooo:rsid="002512ed"/>
    </style:style>
    <style:style style:name="T65" style:family="text">
      <style:text-properties style:font-name="Liberation Serif" officeooo:rsid="004e6fc5"/>
    </style:style>
    <style:style style:name="T66" style:family="text">
      <style:text-properties officeooo:rsid="0030727d"/>
    </style:style>
    <style:style style:name="T67" style:family="text">
      <style:text-properties fo:font-size="10.5pt" officeooo:rsid="00244ba6" style:font-size-asian="10.5pt" style:font-size-complex="10.5pt"/>
    </style:style>
    <style:style style:name="T68" style:family="text">
      <style:text-properties fo:font-size="10.5pt" officeooo:rsid="0038743c" style:font-size-asian="10.5pt" style:font-size-complex="10.5pt"/>
    </style:style>
    <style:style style:name="T69" style:family="text">
      <style:text-properties fo:font-size="10.5pt" fo:font-weight="bold" officeooo:rsid="00305365" style:font-size-asian="10.5pt" style:font-weight-asian="bold" style:font-size-complex="10.5pt" style:font-weight-complex="bold"/>
    </style:style>
    <style:style style:name="T70" style:family="text">
      <style:text-properties officeooo:rsid="00323bbe"/>
    </style:style>
    <style:style style:name="T71" style:family="text">
      <style:text-properties officeooo:rsid="0036a276"/>
    </style:style>
    <style:style style:name="T72" style:family="text">
      <style:text-properties officeooo:rsid="0038743c"/>
    </style:style>
    <style:style style:name="T73" style:family="text">
      <style:text-properties officeooo:rsid="0039fe6a"/>
    </style:style>
    <style:style style:name="T74" style:family="text">
      <style:text-properties officeooo:rsid="003af763"/>
    </style:style>
    <style:style style:name="T75" style:family="text">
      <style:text-properties officeooo:rsid="003c62c9"/>
    </style:style>
    <style:style style:name="T76" style:family="text">
      <style:text-properties officeooo:rsid="003e5246"/>
    </style:style>
    <style:style style:name="T77" style:family="text">
      <style:text-properties fo:background-color="transparent" loext:char-shading-value="0"/>
    </style:style>
    <style:style style:name="T78" style:family="text">
      <style:text-properties officeooo:rsid="00323bbe" fo:background-color="transparent" loext:char-shading-value="0"/>
    </style:style>
    <style:style style:name="T79" style:family="text">
      <style:text-properties officeooo:rsid="0020c9ef" fo:background-color="transparent" loext:char-shading-value="0"/>
    </style:style>
    <style:style style:name="T80" style:family="text">
      <style:text-properties officeooo:rsid="00447665"/>
    </style:style>
    <style:style style:name="T81" style:family="text">
      <style:text-properties officeooo:rsid="004636be"/>
    </style:style>
    <style:style style:name="T82" style:family="text">
      <style:text-properties officeooo:rsid="00472ca3"/>
    </style:style>
    <style:style style:name="T83" style:family="text">
      <style:text-properties officeooo:rsid="0047e11e"/>
    </style:style>
    <style:style style:name="T84" style:family="text">
      <style:text-properties officeooo:rsid="0049d7f3"/>
    </style:style>
    <style:style style:name="T85" style:family="text">
      <style:text-properties officeooo:rsid="004ac138"/>
    </style:style>
    <style:style style:name="T86" style:family="text">
      <style:text-properties officeooo:rsid="004c051a"/>
    </style:style>
    <style:style style:name="T87" style:family="text">
      <style:text-properties officeooo:rsid="004de343"/>
    </style:style>
    <style:style style:name="T88" style:family="text">
      <style:text-properties officeooo:rsid="004e6fc5"/>
    </style:style>
    <style:style style:name="T89" style:family="text">
      <style:text-properties officeooo:rsid="004fb25b"/>
    </style:style>
    <style:style style:name="T90" style:family="text">
      <style:text-properties officeooo:rsid="00515b5a"/>
    </style:style>
    <style:style style:name="T91" style:family="text">
      <style:text-properties style:text-position="0% 100%"/>
    </style:style>
    <style:style style:name="T9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>An explainer trying to list what is going on during the first couple of HTTP back-and-forths of the “Taco Design” Spring web application detailed in Chapter 2 of “Spring Action” by Craig Walls (6<text:span text:style-name="T37">th</text:span> edition)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116">Actor</text:p>
          </table:table-cell>
          <table:table-cell table:style-name="Table1.A1" office:value-type="string">
            <text:p text:style-name="P117">Context</text:p>
          </table:table-cell>
          <table:table-cell table:style-name="Table1.C1" office:value-type="string">
            <text:p text:style-name="P116">What happens</text:p>
          </table:table-cell>
        </table:table-row>
        <table:table-row table:style-name="Table1.1">
          <table:table-cell table:style-name="Table1.A2" office:value-type="string">
            <text:p text:style-name="P102">Spring <text:span text:style-name="T10">F</text:span>ramework (<text:span text:style-name="T10">SpFw)</text:span></text:p>
          </table:table-cell>
          <table:table-cell table:style-name="Table1.A2" office:value-type="string">
            <text:p text:style-name="P88">Startup</text:p>
          </table:table-cell>
          <table:table-cell table:style-name="Table1.C2" office:value-type="string">
            <text:p text:style-name="P74">At startup, <text:span text:style-name="T10">SpFw</text:span> scans the classpath for classes annotated with <text:span text:style-name="T2">@Controller</text:span><text:span text:style-name="T41"> </text:span><text:span text:style-name="T42">and </text:span>creates an instance of <text:span text:style-name="T1">every class found.</text:span></text:p>
            <text:list xml:id="list3752941679" text:style-name="L1">
              <text:list-item>
                <text:p text:style-name="P112"><text:bookmark-start text:name="__DdeLink__97040_3622129436"/><text:span text:style-name="T51">It creates an instance of </text:span><text:span text:style-name="T53">tacos.web.DesignTacoControlle</text:span><text:bookmark-end text:name="__DdeLink__97040_3622129436"/><text:span text:style-name="T54">r</text:span></text:p>
              </text:list-item>
              <text:list-item>
                <text:p text:style-name="P112"><text:span text:style-name="T51">It creates an instance of </text:span><text:span text:style-name="T55">t</text:span><text:span text:style-name="T53">acos.web.OrderController</text:span></text:p>
              </text:list-item>
            </text:list>
            <text:p text:style-name="P110"><text:span text:style-name="T46">It also</text:span> scans the classpath for classes annotated with <text:span text:style-name="T2">@</text:span><text:span text:style-name="T3">Component</text:span> <text:span text:style-name="T40">and </text:span><text:span text:style-name="T46">similarly </text:span>creates an instance of <text:span text:style-name="T1">every class found</text:span>.</text:p>
            <text:list xml:id="list620037833" text:style-name="L2">
              <text:list-item>
                <text:p text:style-name="P113"><text:span text:style-name="T57">It creates an instance of </text:span><text:span text:style-name="T6">tacos.web.converters.IngredientByIdConverter</text:span><text:span text:style-name="T7">, </text:span><text:span text:style-name="T8">a </text:span><text:span text:style-name="T9">class which implements</text:span><text:span text:style-name="T52"> </text:span><text:span text:style-name="T56">Converter&lt;String,. Ingredient&gt;</text:span>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88">Browser</text:p>
          </table:table-cell>
          <table:table-cell table:style-name="Table1.A3" office:value-type="string">
            <text:p text:style-name="P89"><text:bookmark-start text:name="__DdeLink__348170_3622129436"/><text:bookmark-start text:name="__DdeLink__100479_3622129436"/>HTTP GET<text:bookmark-end text:name="__DdeLink__348170_3622129436"/></text:p>
            <text:p text:style-name="P89"><text:span text:style-name="T40">(</text:span><text:span text:style-name="T36">1</text:span><text:span text:style-name="T38">st</text:span><text:span text:style-name="T36"> request </text:span><text:span text:style-name="T40">of session)</text:span><text:bookmark-end text:name="__DdeLink__100479_3622129436"/></text:p>
          </table:table-cell>
          <table:table-cell table:style-name="Table1.C3" office:value-type="string">
            <text:p text:style-name="P79"><text:span text:style-name="T40">Browser s</text:span>ends GET “/design" (<text:span text:style-name="T10">N.B. </text:span>no final "/")<text:span text:style-name="T10"> HTTP request</text:span> to <text:span text:style-name="T10">the </text:span>web server <text:span text:style-name="T10">of the Spring application.</text:span></text:p>
          </table:table-cell>
        </table:table-row>
        <table:table-row>
          <table:table-cell table:style-name="Table1.A4" office:value-type="string">
            <text:p text:style-name="P88">Servlet engine</text:p>
          </table:table-cell>
          <table:table-cell table:style-name="Table1.B4" office:value-type="string">
            <text:p text:style-name="P89">HTTP GET</text:p>
            <text:p text:style-name="P89"><text:span text:style-name="T40">(</text:span><text:span text:style-name="T36">1</text:span><text:span text:style-name="T38">st</text:span><text:span text:style-name="T36"> request </text:span><text:span text:style-name="T40">of session)</text:span></text:p>
          </table:table-cell>
          <table:table-cell table:style-name="Table1.C4" office:value-type="string">
            <text:p text:style-name="P75"><text:span text:style-name="T80">The application-embedded s</text:span><text:span text:style-name="T10">ervlet engine (</text:span><text:span text:style-name="T84">probably </text:span><text:span text:style-name="T80">Tomcat</text:span><text:span text:style-name="T10">) r</text:span><text:span text:style-name="T46">eceives the </text:span><text:span text:style-name="T10">HTTP </text:span><text:span text:style-name="T46">request, </text:span><text:span text:style-name="T10">parses </text:span><text:span text:style-name="T80">it, </text:span><text:span text:style-name="T83">initializes the descriptive objects,</text:span><text:span text:style-name="T80"> then calls the</text:span><text:span text:style-name="T46"> Spring Framework servlet </text:span><text:span text:style-name="T80">(Spring DispatcherServlet).</text:span></text:p>
          </table:table-cell>
        </table:table-row>
        <table:table-row table:style-name="Table1.5">
          <table:table-cell table:style-name="Table1.A4" office:value-type="string">
            <text:p text:style-name="P88">SpFw Web Processing</text:p>
          </table:table-cell>
          <table:table-cell table:style-name="Table1.B5" office:value-type="string">
            <text:p text:style-name="P93"><text:span text:style-name="T80">Set up s</text:span><text:span text:style-name="T40">ession-</text:span>scope<text:span text:style-name="T40">d model</text:span></text:p>
          </table:table-cell>
          <table:table-cell table:style-name="Table1.C5" office:value-type="string">
            <text:p text:style-name="P79">This is the first request of <text:span text:style-name="T40">the </text:span>session, <text:span text:style-name="T40">so we have no valid session-</text:span><text:span text:style-name="T84">scoped</text:span><text:span text:style-name="T40"> </text:span><text:span text:style-name="T84">model</text:span><text:span text:style-name="T40"> </text:span><text:span text:style-name="T84">yet.</text:span></text:p>
            <text:p text:style-name="P73"><text:span text:style-name="T10">SpFw</text:span> creates a <text:span text:style-name="T40">fresh </text:span>session-scoped model <text:span text:style-name="T10">as container for objects </text:span><text:span text:style-name="T80">relevant to this </text:span><text:span text:style-name="T84">web </text:span><text:span text:style-name="T10">session. </text:span><text:span text:style-name="T40">The session-scoped model is basically a hash map, implementing org.springframework.ui.</text:span><text:span text:style-name="T10">Model.</text:span></text:p>
          </table:table-cell>
        </table:table-row>
        <table:table-row table:style-name="Table1.5">
          <table:table-cell table:style-name="Table1.A4" office:value-type="string">
            <text:p text:style-name="P88">SpFw Web Processing</text:p>
          </table:table-cell>
          <table:table-cell table:style-name="Table1.B6" office:value-type="string">
            <text:p text:style-name="P94"><text:span text:style-name="T80">Set up r</text:span>equest-scope<text:span text:style-name="T40">d model</text:span></text:p>
          </table:table-cell>
          <table:table-cell table:style-name="Table1.C6" office:value-type="string">
            <text:p text:style-name="P104">(This <text:span text:style-name="T84">part </text:span>is actually speculation, but there are two <text:span text:style-name="T40">m</text:span>odel instances and one is re-used across requests, so this seems at least well-founded speculation)</text:p>
            <text:p text:style-name="P111"><text:span text:style-name="T10">SpFw</text:span> creates a <text:span text:style-name="T40">fresh </text:span><text:span text:style-name="T10">request</text:span>-scoped model <text:span text:style-name="T10">as a container for objects relevant to this web request.</text:span></text:p>
          </table:table-cell>
        </table:table-row>
        <table:table-row table:style-name="Table1.7">
          <table:table-cell table:style-name="Table1.A4" office:value-type="string">
            <text:p text:style-name="P88">SpFw Web Processing</text:p>
          </table:table-cell>
          <table:table-cell table:style-name="Table1.B7" office:value-type="string">
            <text:p text:style-name="P94">Find <text:span text:style-name="T84">appropriate </text:span>controller <text:span text:style-name="T44">instance</text:span></text:p>
          </table:table-cell>
          <table:table-cell table:style-name="Table1.C7" office:value-type="string">
            <text:p text:style-name="P74"><text:span text:style-name="T10">SpFw f</text:span>inds the controller <text:span text:style-name="T10">instance </text:span><text:span text:style-name="T80">appropriate </text:span><text:span text:style-name="T85">to</text:span><text:span text:style-name="T80"> this request </text:span>by looking for an instance of a class annotated as follows:</text:p>
            <text:p text:style-name="P108">@Controller</text:p>
            <text:p text:style-name="P108">@RequestMapping("/design")</text:p>
            <text:p text:style-name="P74">This yields the <text:span text:style-name="T2">DesignTacoController</text:span> instance created at startup.</text:p>
          </table:table-cell>
        </table:table-row>
        <table:table-row table:style-name="Table1.7">
          <table:table-cell table:style-name="Table1.A8" office:value-type="string">
            <text:p text:style-name="P90">SpFw Web Processing</text:p>
          </table:table-cell>
          <table:table-cell table:style-name="Table1.B8" office:value-type="string">
            <text:p text:style-name="P25">Fill <text:span text:style-name="T49">session-scoped </text:span>model <text:span text:style-name="T44">using controller</text:span></text:p>
            <text:p text:style-name="P99"/>
          </table:table-cell>
          <table:table-cell table:style-name="Table1.C8" office:value-type="string">
            <text:p text:style-name="P29"><text:span text:style-name="T48">SpFw calls </text:span><text:span text:style-name="T49">the method </text:span><text:span text:style-name="T61">of the controller </text:span><text:span text:style-name="T62">instance annotated as follows:</text:span></text:p>
            <text:p text:style-name="P66">@ModelAttribute(name = "taco<text:span text:style-name="T11">Order</text:span>")</text:p>
            <text:p text:style-name="P64"><text:span text:style-name="T62">Taco</text:span><text:span text:style-name="T48">Order</text:span><text:span text:style-name="T62"> </text:span><text:span text:style-name="T48">order</text:span><text:span text:style-name="T62">()</text:span></text:p>
            <text:p text:style-name="P33"><text:soft-page-break/><text:span text:style-name="T81">This method </text:span><text:span text:style-name="T11">creates &amp; </text:span>returns an empty Taco<text:span text:style-name="T11">Order</text:span> instance.</text:p>
            <text:p text:style-name="P39">SpFw inserts the TacoOrder instance under key “tacoOrder” into the<text:span text:style-name="T63"> session-scoped model </text:span><text:span text:style-name="T49">because the </text:span><text:span text:style-name="T64">controller </text:span><text:span text:style-name="T48">class </text:span><text:span text:style-name="T64">is annotated with:</text:span></text:p>
            <text:p text:style-name="P63"><text:span text:style-name="T64">@SessionAttributes(“tacoOrder”)</text:span></text:p>
            <text:p text:style-name="P13"/>
          </table:table-cell>
        </table:table-row>
        <table:table-row table:style-name="Table1.7">
          <table:table-cell table:style-name="Table1.A9" office:value-type="string">
            <text:p text:style-name="P91">SpFw Web Processing</text:p>
          </table:table-cell>
          <table:table-cell table:style-name="Table1.B9" office:value-type="string">
            <text:p text:style-name="P95">Fill <text:span text:style-name="T44">request-scoped </text:span>model <text:span text:style-name="T44">using controller </text:span></text:p>
            <text:p text:style-name="P100"/>
          </table:table-cell>
          <table:table-cell table:style-name="Table1.C9" office:value-type="string">
            <text:p text:style-name="P81"><text:span text:style-name="T44">SpFw</text:span> calls <text:span text:style-name="T44">the method </text:span><text:span text:style-name="T47">of the </text:span><text:span text:style-name="T81">controller instance annotated as follows:</text:span></text:p>
            <text:p text:style-name="P105">@ModelAttribute</text:p>
            <text:p text:style-name="P105"><text:span text:style-name="T47">void </text:span>addIngredientsToModel(Model model)</text:p>
            <text:p text:style-name="P82"><text:span text:style-name="T81">This method</text:span><text:span text:style-name="T36"> </text:span><text:span text:style-name="T84">directly </text:span><text:span text:style-name="T36">adds all </text:span><text:span text:style-name="T81">possible</text:span> ingredients to the <text:span text:style-name="T44">passed </text:span><text:span text:style-name="T84">(request-scoped) </text:span>model<text:span text:style-name="T12"> </text:span><text:span text:style-name="T81">so that they can be later used during </text:span><text:span text:style-name="T84">HTML template processing</text:span><text:span text:style-name="T81">. </text:span><text:span text:style-name="T44">The </text:span><text:span text:style-name="T12">key</text:span><text:span text:style-name="T80">s</text:span><text:span text:style-name="T12"> </text:span><text:span text:style-name="T81">of the insertions </text:span><text:span text:style-name="T80">are</text:span><text:span text:style-name="T44"> </text:span><text:span text:style-name="T12">the </text:span><text:span text:style-name="T80">raw </text:span><text:span text:style-name="T12">ingredient identifier</text:span><text:span text:style-name="T80">s, i.e. Strings</text:span>.</text:p>
            <text:p text:style-name="P103">(Empiricially, SpFw tries to call <text:span text:style-name="T81">m</text:span>ethods <text:span text:style-name="T81">annotated with @ModelAttribute </text:span>even if they return void, need <text:span text:style-name="T81">arbitrary</text:span> <text:span text:style-name="T81">object </text:span>parameters <text:span text:style-name="T84">or</text:span> are static. A primitive type parameter yields an internal server error though.)</text:p>
          </table:table-cell>
        </table:table-row>
        <table:table-row table:style-name="Table1.10">
          <table:table-cell table:style-name="Table1.A10" office:value-type="string">
            <text:p text:style-name="P52">SpFw Web Processing</text:p>
          </table:table-cell>
          <table:table-cell table:style-name="Table1.B10" office:value-type="string">
            <text:p text:style-name="P25">Fill <text:span text:style-name="T49">request-scoped </text:span>model <text:span text:style-name="T44">using controller</text:span></text:p>
          </table:table-cell>
          <table:table-cell table:style-name="Table1.C10" office:value-type="string">
            <text:p text:style-name="P82"><text:span text:style-name="T44">SpFw</text:span> calls <text:span text:style-name="T44">the method </text:span><text:span text:style-name="T47">of the </text:span><text:span text:style-name="T81">controller instance annotated as follows:</text:span></text:p>
            <text:p text:style-name="P66">@ModelAttribute(name = "taco")</text:p>
            <text:p text:style-name="P105">Taco taco()</text:p>
            <text:p text:style-name="P33"><text:span text:style-name="T81">This method </text:span><text:span text:style-name="T88">instantiates</text:span><text:span text:style-name="T11"> &amp; </text:span>returns an empty Taco instance.</text:p>
            <text:p text:style-name="P39">(actually in my modified code, it returns a randomly filled Taco instance)</text:p>
            <text:p text:style-name="P39">SpFw inserts the <text:span text:style-name="T84">returned </text:span>Taco instance under key “taco” into the<text:span text:style-name="T63"> </text:span><text:span text:style-name="T48">request</text:span><text:span text:style-name="T63">-scoped model</text:span><text:span text:style-name="T65">.</text:span></text:p>
          </table:table-cell>
        </table:table-row>
        <table:table-row table:style-name="Table1.10">
          <table:table-cell table:style-name="Table1.A9" office:value-type="string">
            <text:p text:style-name="P53">SpFw Web Processing</text:p>
          </table:table-cell>
          <table:table-cell table:style-name="Table1.B11" office:value-type="string">
            <text:p text:style-name="P50">GET processing <text:span text:style-name="T86">using</text:span> controller</text:p>
          </table:table-cell>
          <table:table-cell table:style-name="Table1.C11" office:value-type="string">
            <text:p text:style-name="P83">SpFw finds <text:span text:style-name="T13">(the single) </text:span>method in <text:bookmark-start text:name="__DdeLink__4424_362212943611"/><text:bookmark-start text:name="__DdeLink__63944_3622129436"/><text:span text:style-name="T66">t</text:span><text:bookmark-end text:name="__DdeLink__4424_362212943611"/><text:bookmark-end text:name="__DdeLink__63944_3622129436"/><text:span text:style-name="T66">he controller</text:span><text:span text:style-name="T10"> </text:span><text:span text:style-name="T81">annotated as follows:</text:span></text:p>
            <text:p text:style-name="P107">@GetMapping</text:p>
            <text:p text:style-name="P107">String showDesignForm()</text:p>
            <text:p text:style-name="P3"><text:span text:style-name="T15">S</text:span><text:span text:style-name="T14">pFw </text:span><text:span text:style-name="T18">calls it </text:span><text:span text:style-name="T16">to </text:span><text:span text:style-name="T14">actually </text:span><text:span text:style-name="T16">process the HTTP GET request.</text:span></text:p>
            <text:p text:style-name="P2"><text:span text:style-name="T15">This method </text:span><text:span text:style-name="T14">doesn’t do anything except return the name of the </text:span><text:span text:style-name="T19">HTML </text:span><text:span text:style-name="T14">template (the “view”), in this case: “design”.</text:span></text:p>
          </table:table-cell>
        </table:table-row>
        <table:table-row table:style-name="Table1.12">
          <table:table-cell table:style-name="Table1.A12" office:value-type="string">
            <text:p text:style-name="P54">SpFw Web Processing</text:p>
          </table:table-cell>
          <table:table-cell table:style-name="Table1.A12" office:value-type="string">
            <text:p text:style-name="P17">Thymeleaf <text:span text:style-name="T36">view processing</text:span></text:p>
          </table:table-cell>
          <table:table-cell table:style-name="Table1.C12" office:value-type="string">
            <text:p text:style-name="P17">Thymeleaf finds the template file "design.html" in the classpath <text:span text:style-name="T66">(i.e. it is a “resource”)</text:span></text:p>
          </table:table-cell>
        </table:table-row>
        <table:table-row table:style-name="Table1.13">
          <table:table-cell table:style-name="Table1.A12" office:value-type="string">
            <text:p text:style-name="P54">SpFw Web Processing</text:p>
          </table:table-cell>
          <table:table-cell table:style-name="Table1.A12" office:value-type="string">
            <text:p text:style-name="P21">Thymeleaf <text:span text:style-name="T36">view processing</text:span></text:p>
          </table:table-cell>
          <table:table-cell table:style-name="Table1.C12" office:value-type="string">
            <text:p text:style-name="P17">Thymeleaf processes the template file and injects values from the model <text:span text:style-name="T45">(session or request scoped)</text:span> <text:span text:style-name="T81">as</text:span> required. The template contains <text:span text:style-name="T85">a “form” element like this:</text:span></text:p>
            <text:p text:style-name="P65">&lt;form method="POST" th:object="${taco}"&gt;</text:p>
            <text:p text:style-name="P17">This means:</text:p>
            <text:list xml:id="list1360051351" text:style-name="L3">
              <text:list-item>
                <text:p text:style-name="P14"><text:soft-page-break/>POST to the same URL</text:p>
              </text:list-item>
              <text:list-item>
                <text:p text:style-name="P15"><text:span text:style-name="T85">Template values </text:span><text:span text:style-name="T34">shall </text:span>be taken from the <text:span text:style-name="T66">model-held object </text:span>with key “taco” <text:span text:style-name="T34">when processing the </text:span><text:span text:style-name="T85">HTML </text:span><text:span text:style-name="T34">template into HTML (this applies to fields “name” and “ingredients”</text:span><text:span text:style-name="T66">)</text:span></text:p>
              </text:list-item>
              <text:list-item>
                <text:p text:style-name="P15"><text:span text:style-name="T90">When SpFw does </text:span><text:span text:style-name="T34">POST </text:span><text:span text:style-name="T90">processing</text:span><text:span text:style-name="T34">, </text:span><text:span text:style-name="T81">a new Taco instance is created </text:span><text:span text:style-name="T82">and </text:span><text:span text:style-name="T85">posted </text:span><text:span text:style-name="T82">form</text:span><text:span text:style-name="T81"> </text:span>values <text:span text:style-name="T85">are</text:span><text:span text:style-name="T34"> </text:span>be <text:span text:style-name="T34">set in </text:span><text:span text:style-name="T82">that instance.</text:span></text:p>
              </text:list-item>
            </text:list>
            <text:p text:style-name="P18"><text:span text:style-name="T45">B</text:span>ean reflection <text:span text:style-name="T34">is used to </text:span>match attribute names to <text:span text:style-name="T81">the</text:span><text:span text:style-name="T85">ir</text:span><text:span text:style-name="T81"> </text:span>getter<text:span text:style-name="T45">s and setters.</text:span></text:p>
            <text:p text:style-name="P44"><text:span text:style-name="T87">Thus, t</text:span>he <text:span text:style-name="T85">form</text:span> <text:span text:style-name="T87">lets the user</text:span> <text:span text:style-name="T81">read, </text:span><text:span text:style-name="T82">modify and </text:span><text:span text:style-name="T87">set the properties of</text:span><text:span text:style-name="T82"> </text:span><text:span text:style-name="T81">a T</text:span>aco <text:span text:style-name="T87">bean </text:span>instance <text:span text:style-name="T85">across a HTTP back-and-forth.</text:span></text:p>
            <text:p text:style-name="P46">In fact, Intellij IDEA protests when you edit the HTML template and use a “starred” variable that does not correspond to a property of the Taco bean!</text:p>
          </table:table-cell>
        </table:table-row>
        <table:table-row table:style-name="Table1.14">
          <table:table-cell table:style-name="Table1.A9" office:value-type="string">
            <text:p text:style-name="P55">Servlet engine</text:p>
          </table:table-cell>
          <table:table-cell table:style-name="Table1.B14" office:value-type="string">
            <text:p text:style-name="P44">HTTP response</text:p>
          </table:table-cell>
          <table:table-cell table:style-name="Table1.C14" office:value-type="string">
            <text:p text:style-name="P20">Session tracking data (via URL rewriting or JSESSIONID cookie) is added <text:span text:style-name="T82">to the outgoing HTTP response.</text:span></text:p>
            <text:p text:style-name="P68"><text:span text:style-name="T45">(</text:span><text:span text:style-name="T34">This can be </text:span><text:span text:style-name="T83">seen</text:span><text:span text:style-name="T34"> in detail in the browser’s “web tools” </text:span><text:span text:style-name="T85">which</text:span><text:span text:style-name="T34"> allow to inspect the request and response.</text:span><text:span text:style-name="T45">)</text:span></text:p>
          </table:table-cell>
        </table:table-row>
        <table:table-row table:style-name="Table1.15">
          <table:table-cell table:style-name="Table1.A3" office:value-type="string">
            <text:p text:style-name="P69">Browser</text:p>
          </table:table-cell>
          <table:table-cell table:style-name="Table1.A3" office:value-type="string">
            <text:p text:style-name="P70">HTTP response</text:p>
          </table:table-cell>
          <table:table-cell table:style-name="Table1.C3" office:value-type="string">
            <text:p text:style-name="P71"><text:span text:style-name="T13">HTML is returned to the browser </text:span><text:span text:style-name="T34">as response to the GET.</text:span></text:p>
            <text:p text:style-name="P71"><text:span text:style-name="T70">The b</text:span><text:span text:style-name="T35">rowser processes </text:span><text:span text:style-name="T70">the </text:span><text:span text:style-name="T35">HTML </text:span><text:span text:style-name="T70">and</text:span><text:span text:style-name="T35"> pulls-in additional resources as needed (the taco image, the CSS)</text:span></text:p>
            <text:p text:style-name="P71"><text:span text:style-name="T70">T</text:span><text:span text:style-name="T35">he </text:span><text:bookmark-start text:name="__DdeLink__41979_3622129436"/><text:span text:style-name="T35">“</text:span>Design your taco!” <text:span text:style-name="T35">page</text:span><text:bookmark-end text:name="__DdeLink__41979_3622129436"/><text:span text:style-name="T35"> </text:span><text:span text:style-name="T70">is now visible.</text:span></text:p>
          </table:table-cell>
        </table:table-row>
        <table:table-row table:style-name="Table1.12">
          <table:table-cell table:style-name="Table1.A16" office:value-type="string">
            <text:p text:style-name="P42">User</text:p>
          </table:table-cell>
          <table:table-cell table:style-name="Table1.A16" office:value-type="string">
            <text:p text:style-name="P44">Interaction</text:p>
          </table:table-cell>
          <table:table-cell table:style-name="Table1.C16" office:value-type="string">
            <text:p text:style-name="P42"><text:span text:style-name="T45">User f</text:span>ills in the “Design your taco!” page and hits the button “Submit Your Taco”</text:p>
          </table:table-cell>
        </table:table-row>
        <table:table-row table:style-name="Table1.17">
          <table:table-cell table:style-name="Table1.A3" office:value-type="string">
            <text:p text:style-name="P42">Browser</text:p>
          </table:table-cell>
          <table:table-cell table:style-name="Table1.A3" office:value-type="string">
            <text:p text:style-name="P44">HTTP POST</text:p>
          </table:table-cell>
          <table:table-cell table:style-name="Table1.C3" office:value-type="string">
            <text:p text:style-name="P41">Browser sends <text:span text:style-name="T70">a </text:span>POST "/design" <text:span text:style-name="T71">HTTP request </text:span><text:span text:style-name="T82">to the web server of the Spring application.</text:span></text:p>
            <text:p text:style-name="P41"><text:span text:style-name="T82">It carries the </text:span><text:span text:style-name="T70">entered “taco” </text:span><text:span text:style-name="T82">form </text:span><text:span text:style-name="T70">values.</text:span></text:p>
            <text:p text:style-name="P42"><text:span text:style-name="T82">It also</text:span> carries the JSESSIONID <text:span text:style-name="T45">for session tracking</text:span>.</text:p>
          </table:table-cell>
        </table:table-row>
        <table:table-row table:style-name="Table1.18">
          <table:table-cell table:style-name="Table1.A9" office:value-type="string">
            <text:p text:style-name="P56"><text:bookmark-start text:name="__DdeLink__73015_3622129436"/>Servlet engine<text:bookmark-end text:name="__DdeLink__73015_3622129436"/></text:p>
          </table:table-cell>
          <table:table-cell table:style-name="Table1.B18" office:value-type="string">
            <text:p text:style-name="P26">HTTP POST</text:p>
          </table:table-cell>
          <table:table-cell table:style-name="Table1.C18" office:value-type="string">
            <text:p text:style-name="P76"><text:span text:style-name="T80">The application-embedded s</text:span><text:span text:style-name="T10">ervlet engine r</text:span><text:span text:style-name="T46">eceives the </text:span><text:span text:style-name="T10">HTTP </text:span><text:span text:style-name="T46">request, </text:span><text:span text:style-name="T10">parses </text:span><text:span text:style-name="T80">it, </text:span><text:span text:style-name="T83">initializes the descriptive objects,</text:span><text:span text:style-name="T80"> then calls the</text:span><text:span text:style-name="T46"> Spring Framework servlet </text:span><text:span text:style-name="T80">(Spring DispatcherServlet).</text:span></text:p>
          </table:table-cell>
        </table:table-row>
        <table:table-row table:style-name="Table1.19">
          <table:table-cell table:style-name="Table1.A9" office:value-type="string">
            <text:p text:style-name="P56">SpFw Web Processing</text:p>
          </table:table-cell>
          <table:table-cell table:style-name="Table1.B19" office:value-type="string">
            <text:p text:style-name="P26"><text:span text:style-name="T89">Retrieve s</text:span>ession-scope<text:span text:style-name="T71">d model</text:span></text:p>
          </table:table-cell>
          <table:table-cell table:style-name="Table1.C19" office:value-type="string">
            <text:p text:style-name="P37"><text:span text:style-name="T35">Based on the JSESSIONID, </text:span><text:span text:style-name="T10">SpFw</text:span> <text:span text:style-name="T35">retrieves the</text:span> session-scoped model instance <text:span text:style-name="T35">created earlier.</text:span></text:p>
          </table:table-cell>
        </table:table-row>
        <table:table-row table:style-name="Table1.20">
          <table:table-cell table:style-name="Table1.A9" office:value-type="string">
            <text:p text:style-name="P56">SpFw Web Processing</text:p>
          </table:table-cell>
          <table:table-cell table:style-name="Table1.B20" office:value-type="string">
            <text:p text:style-name="P96"><text:span text:style-name="T80">Set up r</text:span>equest-scope<text:span text:style-name="T40">d model</text:span></text:p>
          </table:table-cell>
          <table:table-cell table:style-name="Table1.C20" office:value-type="string">
            <text:p text:style-name="P34"><text:span text:style-name="T10">SpFw</text:span> creates a <text:span text:style-name="T10">request</text:span>-scoped model instance <text:span text:style-name="T10">as a container for objects relevant to this web request.</text:span></text:p>
          </table:table-cell>
        </table:table-row>
        <table:table-row table:style-name="Table1.21">
          <table:table-cell table:style-name="Table1.A9" office:value-type="string">
            <text:p text:style-name="P56">SpFw Web Processing</text:p>
          </table:table-cell>
          <table:table-cell table:style-name="Table1.B21" office:value-type="string">
            <text:p text:style-name="P97">Find <text:span text:style-name="T84">appropriate </text:span>controller <text:span text:style-name="T44">instance</text:span></text:p>
          </table:table-cell>
          <table:table-cell table:style-name="Table1.C21" office:value-type="string">
            <text:p text:style-name="P76"><text:span text:style-name="T10">SpFw f</text:span>inds the controller <text:span text:style-name="T10">instance </text:span><text:span text:style-name="T80">appropriate </text:span><text:span text:style-name="T85">to</text:span><text:span text:style-name="T80"> this request </text:span>by looking for an instance of a class annotated as follows:</text:p>
            <text:p text:style-name="P66"><text:soft-page-break/>@Controller</text:p>
            <text:p text:style-name="P108">@RequestMapping("/design")</text:p>
            <text:p text:style-name="P34">This yields the <text:span text:style-name="T2">DesignTacoController</text:span> <text:span text:style-name="T89">controller </text:span>instance created at startup.</text:p>
          </table:table-cell>
        </table:table-row>
        <table:table-row table:style-name="Table1.22">
          <table:table-cell table:style-name="Table1.A22" office:value-type="string">
            <text:p text:style-name="P52">SpFw Web Processing</text:p>
          </table:table-cell>
          <table:table-cell table:style-name="Table1.B22" office:value-type="string">
            <text:p text:style-name="P23">Fill <text:span text:style-name="T85">request-scoped </text:span>model using controller</text:p>
          </table:table-cell>
          <table:table-cell table:style-name="Table1.C22" office:value-type="string">
            <text:p text:style-name="P30"><text:span text:style-name="T49">SpFw</text:span><text:span text:style-name="T48"> calls </text:span><text:span text:style-name="T49">the method </text:span><text:span text:style-name="T61">of the </text:span><text:span text:style-name="T62">controller instance annotated as follows:</text:span></text:p>
            <text:p text:style-name="P105"><text:span text:style-name="T81">@ModelAttribute</text:span></text:p>
            <text:p text:style-name="P105"><text:span text:style-name="T47">void </text:span><text:span text:style-name="T81">addIngredientsToModel(Model model)</text:span></text:p>
            <text:p text:style-name="P84"><text:span text:style-name="T81">This method</text:span><text:span text:style-name="T36"> </text:span><text:span text:style-name="T84">directly </text:span><text:span text:style-name="T36">adds all </text:span><text:span text:style-name="T81">possible</text:span> ingredients to the <text:span text:style-name="T44">passed </text:span><text:span text:style-name="T84">(request-scoped) </text:span>model<text:span text:style-name="T12"> </text:span><text:span text:style-name="T81">so that they can be later used during </text:span><text:span text:style-name="T84">HTML template processing</text:span><text:span text:style-name="T81">. </text:span><text:span text:style-name="T44">The </text:span><text:span text:style-name="T12">key</text:span><text:span text:style-name="T80">s</text:span><text:span text:style-name="T12"> </text:span><text:span text:style-name="T81">of the insertions </text:span><text:span text:style-name="T80">are</text:span><text:span text:style-name="T44"> </text:span><text:span text:style-name="T12">the </text:span><text:span text:style-name="T80">raw </text:span><text:span text:style-name="T12">ingredient identifier</text:span><text:span text:style-name="T80">s, i.e. Strings</text:span>.</text:p>
          </table:table-cell>
        </table:table-row>
        <table:table-row table:style-name="Table1.23">
          <table:table-cell table:style-name="Table1.A9" office:value-type="string">
            <text:p text:style-name="P57">SpFw Web Processing</text:p>
          </table:table-cell>
          <table:table-cell table:style-name="Table1.B23" office:value-type="string">
            <text:p text:style-name="P27">Fill <text:span text:style-name="T49">session-scoped </text:span>model <text:span text:style-name="T44">using controller</text:span></text:p>
          </table:table-cell>
          <table:table-cell table:style-name="Table1.C23" office:value-type="string">
            <text:p text:style-name="P22"><text:span text:style-name="T85">Unlike earlier, t</text:span>here already is an entry “tacoOrder” in the session-scoped model, so SpFw needs to do nothing.</text:p>
          </table:table-cell>
        </table:table-row>
        <table:table-row table:style-name="Table1.24">
          <table:table-cell table:style-name="Table1.A9" office:value-type="string">
            <text:p text:style-name="P54">SpFw Web Processing</text:p>
          </table:table-cell>
          <table:table-cell table:style-name="Table1.B24" office:value-type="string">
            <text:p text:style-name="P50">POST processing <text:span text:style-name="T86">using</text:span> controller</text:p>
          </table:table-cell>
          <table:table-cell table:style-name="Table1.C24" office:value-type="string">
            <text:p text:style-name="P85">SpFw finds <text:span text:style-name="T13">(the single) </text:span>method in <text:bookmark-start text:name="__DdeLink__4424_3622129436113"/><text:bookmark-start text:name="__DdeLink__63944_36221294362"/><text:span text:style-name="T66">t</text:span><text:bookmark-end text:name="__DdeLink__4424_3622129436113"/><text:bookmark-end text:name="__DdeLink__63944_36221294362"/><text:span text:style-name="T66">he controller</text:span><text:span text:style-name="T10"> </text:span><text:span text:style-name="T81">annotated as follows:</text:span></text:p>
            <text:p text:style-name="P107">@<text:span text:style-name="T72">Post</text:span>Mapping</text:p>
            <text:p text:style-name="P107">String <text:span text:style-name="T72">processTaco</text:span>(<text:span text:style-name="T72">Taco taco, @ModelAttribute TacoOrder tacoOrder</text:span>)</text:p>
            <text:p text:style-name="P6"><text:span text:style-name="T20">Arguments that will be passed to this method are obtained as follows:</text:span></text:p>
            <text:list xml:id="list1692797958" text:style-name="L4">
              <text:list-item>
                <text:p text:style-name="P10"><text:span text:style-name="T22">The “Taco” instance </text:span><text:span text:style-name="T23">will</text:span><text:span text:style-name="T22"> be </text:span><text:span text:style-name="T23">freshly </text:span><text:span text:style-name="T22">initialized </text:span><text:span text:style-name="T28">(using an appropriately-annotated method of the current controller),</text:span><text:span text:style-name="T22"> and </text:span><text:span text:style-name="T28">then populated</text:span><text:span text:style-name="T22"> with </text:span><text:span text:style-name="T28">data</text:span><text:span text:style-name="T22"> </text:span><text:span text:style-name="T28">from</text:span><text:span text:style-name="T22"> the POST </text:span><text:span text:style-name="T23">request.</text:span></text:p>
                <text:list>
                  <text:list-item>
                    <text:p text:style-name="P8"><text:span text:style-name="T23">I</text:span><text:span text:style-name="T21">f there is no annotated method that shall be used to instantiate an argument, SpFw will create the argument by calling its default constructor instead.</text:span></text:p>
                  </text:list-item>
                </text:list>
              </text:list-item>
              <text:list-item>
                <text:p text:style-name="P11"><text:span text:style-name="T22">The “TacoOrder” </text:span><text:span text:style-name="T23">parameter </text:span><text:span text:style-name="T22">is annotated </text:span><text:span text:style-name="T23">with</text:span><text:span text:style-name="T22"> </text:span><text:span text:style-name="T31">@ModelAttribute</text:span><text:span text:style-name="T24"> </text:span><text:span text:style-name="T23">so the instance </text:span><text:span text:style-name="T22">will be taken from the </text:span><text:span text:style-name="T23">model</text:span><text:span text:style-name="T22">. </text:span></text:p>
                <text:list>
                  <text:list-item>
                    <text:p text:style-name="P11"><text:span text:style-name="T23">As the </text:span><text:span text:style-name="T50">controller is annotated with </text:span><text:span text:style-name="T32">@SessionAttributes("tacoOrder")</text:span><text:span text:style-name="T25"> </text:span><text:span text:style-name="T26">the instance is obtained from the </text:span><text:span text:style-name="T27">session-scoped model. </text:span></text:p>
                  </text:list-item>
                  <text:list-item>
                    <text:p text:style-name="P11"><text:span text:style-name="T26">If this annotation is removed, a new TacoOrder instance is created during the request and we never accumulate any Tacos.</text:span></text:p>
                  </text:list-item>
                </text:list>
              </text:list-item>
            </text:list>
          </table:table-cell>
        </table:table-row>
        <table:table-row table:style-name="Table1.25">
          <table:table-cell table:style-name="Table1.A9" office:value-type="string">
            <text:p text:style-name="P58">SpFw Web Processing</text:p>
          </table:table-cell>
          <table:table-cell table:style-name="Table1.B25" office:value-type="string">
            <text:p text:style-name="P50">Obtain fresh Taco instance <text:span text:style-name="T88">prior to calling processTaco()</text:span></text:p>
          </table:table-cell>
          <table:table-cell table:style-name="Table1.C25" office:value-type="string">
            <text:p text:style-name="P31">SpFw calls <text:span text:style-name="T44">the appropriately-annotated method </text:span><text:span text:style-name="T47">of the controller</text:span></text:p>
            <text:p text:style-name="P66">@ModelAttribute(name = "taco")</text:p>
            <text:p text:style-name="P64"><text:span text:style-name="T47">void </text:span>Taco taco()</text:p>
            <text:p text:style-name="P35"><text:span text:style-name="T81">This method </text:span><text:span text:style-name="T88">instantiates</text:span><text:span text:style-name="T11"> &amp; </text:span>returns an empty Taco instance.</text:p>
            <text:p text:style-name="P40">(actually in my modified code, it returns a randomly filled Taco instance, <text:span text:style-name="T88">which is of no use here as that data will be soon replaced by form data.)</text:span></text:p>
            <text:p text:style-name="P40"><text:soft-page-break/>SpFw inserts the <text:span text:style-name="T84">returned </text:span>Taco instance under key “taco” into the<text:span text:style-name="T63"> </text:span><text:span text:style-name="T48">request</text:span><text:span text:style-name="T63">-scoped model</text:span><text:span text:style-name="T64">.</text:span></text:p>
          </table:table-cell>
        </table:table-row>
        <table:table-row table:style-name="Table1.26">
          <table:table-cell table:style-name="Table1.A26" office:value-type="string">
            <text:p text:style-name="P59">SpFw Web Processing</text:p>
          </table:table-cell>
          <table:table-cell table:style-name="Table1.B26" office:value-type="string">
            <text:p text:style-name="P47">Fill Taco instance from POST <text:span text:style-name="T88">form data</text:span></text:p>
          </table:table-cell>
          <table:table-cell table:style-name="Table1.C26" office:value-type="string">
            <text:p text:style-name="P48">SpFw maps the <text:span text:style-name="T88">form </text:span>data <text:span text:style-name="T72">carried by th</text:span>e POST <text:span text:style-name="T72">request </text:span>into the Taco instance in the model <text:span text:style-name="T88">with</text:span> bean reflection. </text:p>
            <text:list xml:id="list3165282598" text:style-name="L5">
              <text:list-item>
                <text:p text:style-name="P115"><text:span text:style-name="T67">Converters </text:span><text:span text:style-name="T68">(String → Ingredient) </text:span><text:span text:style-name="T67">are used as needed.</text:span></text:p>
              </text:list-item>
              <text:list-item>
                <text:p text:style-name="P115"><text:span text:style-name="T67">In the end, that Taco instance reflects what was in the POST (i.e. it has the correct name and list of ingredients)</text:span></text:p>
              </text:list-item>
            </text:list>
          </table:table-cell>
        </table:table-row>
        <table:table-row table:style-name="Table1.27">
          <table:table-cell table:style-name="Table1.A27" office:value-type="string">
            <text:p text:style-name="P54">SpFw Web Processing</text:p>
          </table:table-cell>
          <table:table-cell table:style-name="Table1.B27" office:value-type="string">
            <text:p text:style-name="P26"><text:span text:style-name="T39">POST</text:span> processing <text:span text:style-name="T88">using</text:span> controller</text:p>
          </table:table-cell>
          <table:table-cell table:style-name="Table1.C27" office:value-type="string">
            <text:p text:style-name="P32"><text:span text:style-name="T48">SpFw </text:span><text:span text:style-name="T58">can now call</text:span></text:p>
            <text:p text:style-name="P107">@<text:span text:style-name="T72">Post</text:span>Mapping</text:p>
            <text:p text:style-name="P107"><text:span text:style-name="T73">String </text:span><text:span text:style-name="T72">processTaco</text:span><text:span text:style-name="T73">(</text:span><text:span text:style-name="T72">Taco taco, @ModelAttribute TacoOrder tacoOrder</text:span><text:span text:style-name="T73">)</text:span></text:p>
            <text:p text:style-name="P7"><text:span text:style-name="T17">This method</text:span><text:span text:style-name="T16"> doesn’t do anything except return the name of the template (the “view”), in th</text:span><text:span text:style-name="T17">is case "redirect:/orders/current"</text:span></text:p>
          </table:table-cell>
        </table:table-row>
        <table:table-row table:style-name="Table1.28">
          <table:table-cell table:style-name="Table1.A27" office:value-type="string">
            <text:p text:style-name="P59">Servlet engine</text:p>
          </table:table-cell>
          <table:table-cell table:style-name="Table1.B28" office:value-type="string">
            <text:p text:style-name="P47">HTTP response</text:p>
          </table:table-cell>
          <table:table-cell table:style-name="Table1.C28" office:value-type="string">
            <text:p text:style-name="P17">Instead of HTML, the browser is <text:span text:style-name="T88">given</text:span> a HTTP response 302 ("Found") with the new URL “/orders/current”.</text:p>
            <text:p text:style-name="P49">This is clearly cleaner that sending back “order submission” HTML under the old URL “/design”, which would lead to confusion.</text:p>
          </table:table-cell>
        </table:table-row>
        <table:table-row table:style-name="Table1.29">
          <table:table-cell table:style-name="Table1.A3" office:value-type="string">
            <text:p text:style-name="P47">Browser</text:p>
          </table:table-cell>
          <table:table-cell table:style-name="Table1.A3" office:value-type="string">
            <text:p text:style-name="P61">HTTP redirect</text:p>
          </table:table-cell>
          <table:table-cell table:style-name="Table1.C3" office:value-type="string">
            <text:p text:style-name="P17">Browser receives 302 redirect to "/orders/current"</text:p>
          </table:table-cell>
        </table:table-row>
        <table:table-row table:style-name="Table1.29">
          <table:table-cell table:style-name="Table1.A3" office:value-type="string">
            <text:p text:style-name="P47">Browser</text:p>
          </table:table-cell>
          <table:table-cell table:style-name="Table1.A3" office:value-type="string">
            <text:p text:style-name="P61">HTTP GET</text:p>
          </table:table-cell>
          <table:table-cell table:style-name="Table1.C3" office:value-type="string">
            <text:p text:style-name="P17">Browser issues <text:span text:style-name="T73">a HTTP </text:span>GET <text:span text:style-name="T73">request with URL</text:span> "/orders/current".</text:p>
            <text:p text:style-name="P61">The request carries the JSESSIONID for session tracking.</text:p>
          </table:table-cell>
        </table:table-row>
        <table:table-row table:style-name="Table1.29">
          <table:table-cell table:style-name="Table1.A31" office:value-type="string">
            <text:p text:style-name="P92">Servlet engine</text:p>
          </table:table-cell>
          <table:table-cell table:style-name="Table1.A31" office:value-type="string">
            <text:p text:style-name="P92">HTTP GET</text:p>
          </table:table-cell>
          <table:table-cell table:style-name="Table1.C31" office:value-type="string">
            <text:p text:style-name="P77"><text:span text:style-name="T80">The application-embedded s</text:span><text:span text:style-name="T10">ervlet engine r</text:span><text:span text:style-name="T46">eceives the </text:span><text:span text:style-name="T10">HTTP </text:span><text:span text:style-name="T46">request, </text:span><text:span text:style-name="T10">parses </text:span><text:span text:style-name="T80">it, </text:span><text:span text:style-name="T83">initializes the descriptive objects,</text:span><text:span text:style-name="T80"> then calls the</text:span><text:span text:style-name="T46"> Spring Framework servlet </text:span><text:span text:style-name="T80">(Spring DispatcherServlet).</text:span></text:p>
          </table:table-cell>
        </table:table-row>
        <table:table-row table:style-name="Table1.29">
          <table:table-cell table:style-name="Table1.A31" office:value-type="string">
            <text:p text:style-name="P56">SpFw Web Processing</text:p>
          </table:table-cell>
          <table:table-cell table:style-name="Table1.A31" office:value-type="string">
            <text:p text:style-name="P28"><text:span text:style-name="T89">Retrieve s</text:span>ession-scope<text:span text:style-name="T71">d model</text:span></text:p>
          </table:table-cell>
          <table:table-cell table:style-name="Table1.C31" office:value-type="string">
            <text:p text:style-name="P37"><text:span text:style-name="T35">Based on the JSESSIONID, </text:span><text:span text:style-name="T10">SpFw</text:span> <text:span text:style-name="T35">retrieves the</text:span> session-scoped model instance <text:span text:style-name="T35">created earlier.</text:span></text:p>
          </table:table-cell>
        </table:table-row>
        <table:table-row table:style-name="Table1.29">
          <table:table-cell table:style-name="Table1.A31" office:value-type="string">
            <text:p text:style-name="P92">SpFw Web Processing</text:p>
          </table:table-cell>
          <table:table-cell table:style-name="Table1.A31" office:value-type="string">
            <text:p text:style-name="P98"><text:span text:style-name="T80">Set up r</text:span>equest-scope<text:span text:style-name="T40">d model</text:span></text:p>
          </table:table-cell>
          <table:table-cell table:style-name="Table1.C31" office:value-type="string">
            <text:p text:style-name="P78"><text:span text:style-name="T10">SpFw</text:span> creates a <text:span text:style-name="T10">request</text:span>-scoped model instance <text:span text:style-name="T10">as a container for objects relevant to this web request.</text:span></text:p>
          </table:table-cell>
        </table:table-row>
        <table:table-row table:style-name="Table1.29">
          <table:table-cell table:style-name="Table1.A31" office:value-type="string">
            <text:p text:style-name="P92">SpFw Web Processing</text:p>
          </table:table-cell>
          <table:table-cell table:style-name="Table1.A31" office:value-type="string">
            <text:p text:style-name="P98">Find <text:span text:style-name="T84">appropriate </text:span>controller <text:span text:style-name="T44">instance</text:span></text:p>
          </table:table-cell>
          <table:table-cell table:style-name="Table1.C31" office:value-type="string">
            <text:p text:style-name="P78"><text:span text:style-name="T10">SpFw f</text:span>inds the controller <text:span text:style-name="T10">instance </text:span><text:span text:style-name="T80">appropriate </text:span><text:span text:style-name="T85">to</text:span><text:span text:style-name="T80"> this request </text:span>by looking for an instance of a class annotated as follows:</text:p>
            <text:p text:style-name="P108">@Controller</text:p>
            <text:p text:style-name="P108">@RequestMapping("/<text:span text:style-name="T74">order</text:span>")</text:p>
            <text:p text:style-name="P80">This yields the <text:span text:style-name="T4">Order</text:span><text:span text:style-name="T2">Controller</text:span> <text:span text:style-name="T89">controller </text:span>instance created at startup.</text:p>
          </table:table-cell>
        </table:table-row>
        <table:table-row table:style-name="Table1.29">
          <table:table-cell table:style-name="Table1.A31" office:value-type="string">
            <text:p text:style-name="P60">SpFw Web Processing</text:p>
          </table:table-cell>
          <table:table-cell table:style-name="Table1.A31" office:value-type="string">
            <text:p text:style-name="P24">Fill <text:span text:style-name="T85">request-scoped </text:span>model using controller</text:p>
          </table:table-cell>
          <table:table-cell table:style-name="Table1.C31" office:value-type="string">
            <text:p text:style-name="P101">This is an additional testing step I introduced.</text:p>
            <text:p text:style-name="P86"><text:span text:style-name="T44">SpFw</text:span> calls <text:span text:style-name="T44">the method </text:span><text:span text:style-name="T47">of the </text:span><text:span text:style-name="T81">controller instance annotated as follows:</text:span></text:p>
            <text:p text:style-name="P105">@ModelAttribute</text:p>
            <text:p text:style-name="P105"><text:span text:style-name="T47">void </text:span><text:span text:style-name="T74">dummyCall</text:span>(Model model)</text:p>
            <text:p text:style-name="P62"><text:soft-page-break/><text:span text:style-name="T49">W</text:span><text:span text:style-name="T48">hich does absolutely nothing but would update the request-scoped model passed-in if it did anything.</text:span></text:p>
          </table:table-cell>
        </table:table-row>
        <table:table-row table:style-name="Table1.29">
          <table:table-cell table:style-name="Table1.A31" office:value-type="string">
            <text:p text:style-name="P60">SpFw Web Processing</text:p>
          </table:table-cell>
          <table:table-cell table:style-name="Table1.A31" office:value-type="string">
            <text:p text:style-name="P24">Fill <text:span text:style-name="T89">session</text:span><text:span text:style-name="T85">-scoped </text:span>model using controller</text:p>
          </table:table-cell>
          <table:table-cell table:style-name="Table1.C31" office:value-type="string">
            <text:p text:style-name="P36"><text:span text:style-name="T85">Unlike earlier, t</text:span><text:span text:style-name="T71">here already is an entry “tacoOrder” in the session-scoped model, so SpFw needs to do nothing.</text:span><text:span text:style-name="T74"> </text:span><text:span text:style-name="T89">Note that, similar to </text:span><text:span text:style-name="T5">DesignTacoController,</text:span><text:span text:style-name="T89"> there</text:span><text:span text:style-name="T74"> actually is an</text:span><text:span text:style-name="T44"> appropriately-annotated method </text:span><text:span text:style-name="T89">to create TacoOrder instance for the session-scoped model:</text:span></text:p>
            <text:p text:style-name="P66">@ModelAttribute(name = "taco<text:span text:style-name="T11">Order</text:span>")</text:p>
            <text:p text:style-name="P66">Taco<text:span text:style-name="T11">Order</text:span> <text:span text:style-name="T11">order</text:span>()</text:p>
            <text:p text:style-name="P12">Again, this is relevant to the session-scoped model because of the class-level annotation:</text:p>
            <text:p text:style-name="P114"><text:span text:style-name="T69">@SessionAttributes(“tacoOrder”)</text:span></text:p>
          </table:table-cell>
        </table:table-row>
        <table:table-row table:style-name="Table1.29">
          <table:table-cell table:style-name="Table1.A31" office:value-type="string">
            <text:p text:style-name="P53">SpFw Web Processing</text:p>
          </table:table-cell>
          <table:table-cell table:style-name="Table1.A31" office:value-type="string">
            <text:p text:style-name="P51"><text:span text:style-name="T89">GET</text:span> processing <text:span text:style-name="T86">using</text:span> controller</text:p>
          </table:table-cell>
          <table:table-cell table:style-name="Table1.C31" office:value-type="string">
            <text:p text:style-name="P87">SpFw finds <text:span text:style-name="T13">(the single) </text:span>method in <text:bookmark-start text:name="__DdeLink__4424_3622129436112"/><text:bookmark-start text:name="__DdeLink__63944_36221294364"/><text:span text:style-name="T66">t</text:span><text:bookmark-end text:name="__DdeLink__4424_3622129436112"/><text:bookmark-end text:name="__DdeLink__63944_36221294364"/><text:span text:style-name="T66">he controller</text:span><text:span text:style-name="T10"> </text:span><text:span text:style-name="T81">annotated as follows:</text:span></text:p>
            <text:p text:style-name="P107">@GetMapping("/current")</text:p>
            <text:p text:style-name="P107">String orderForm(@ModelAttribute TacoOrder order)</text:p>
            <text:p text:style-name="P4"><text:span text:style-name="T15">SpFw </text:span><text:span text:style-name="T18">calls it </text:span><text:span text:style-name="T16">to </text:span><text:span text:style-name="T15">actually </text:span><text:span text:style-name="T16">process the HTTP GET request.</text:span></text:p>
            <text:p text:style-name="P9"><text:span text:style-name="T29">A</text:span><text:span text:style-name="T30">gain, the annotation </text:span><text:span text:style-name="T33">@ModelAttribute</text:span><text:span text:style-name="T30"> means the TacoOrder argument will come from the model, in this case the session-scoped model.</text:span></text:p>
            <text:p text:style-name="P5"><text:span text:style-name="T15">This method </text:span><text:span text:style-name="T16">doesn’t do anything except return the name of the template (the “view”), in this case: “</text:span><text:span text:style-name="T14">orderForm</text:span><text:span text:style-name="T16">”.</text:span></text:p>
          </table:table-cell>
        </table:table-row>
        <table:table-row table:style-name="Table1.29">
          <table:table-cell table:style-name="Table1.A12" office:value-type="string">
            <text:p text:style-name="P54">SpFw Web Processing</text:p>
          </table:table-cell>
          <table:table-cell table:style-name="Table1.A12" office:value-type="string">
            <text:p text:style-name="P17">Thymeleaf <text:span text:style-name="T36">view processing</text:span></text:p>
          </table:table-cell>
          <table:table-cell table:style-name="Table1.C12" office:value-type="string">
            <text:p text:style-name="P17">Thymeleaf finds the template file "<text:span text:style-name="T75">orderForm</text:span>.html" in the classpath <text:span text:style-name="T66">(i.e. it is a “resource”)</text:span></text:p>
          </table:table-cell>
        </table:table-row>
        <table:table-row table:style-name="Table1.29">
          <table:table-cell table:style-name="Table1.A12" office:value-type="string">
            <text:p text:style-name="P54">SpFw Web Processing</text:p>
          </table:table-cell>
          <table:table-cell table:style-name="Table1.A12" office:value-type="string">
            <text:p text:style-name="P21">Thymeleaf <text:span text:style-name="T36">view processing</text:span></text:p>
          </table:table-cell>
          <table:table-cell table:style-name="Table1.C12" office:value-type="string">
            <text:p text:style-name="P17">Thymeleaf processes the template file and injects values from the model <text:span text:style-name="T45">(session or request scoped)</text:span> where required.</text:p>
            <text:p text:style-name="P17">The template contains:</text:p>
            <text:p text:style-name="P65">&lt;form method="POST" th:action="@{/orders}" th:object="${tacoOrder}"&gt;</text:p>
            <text:p text:style-name="P17">This means:</text:p>
            <text:list xml:id="list155850306562582" text:continue-list="list1360051351" text:style-name="L3">
              <text:list-item>
                <text:p text:style-name="P14">POST to the UR<text:span text:style-name="T75">L “</text:span><text:span text:style-name="T43">/orders”</text:span></text:p>
              </text:list-item>
              <text:list-item>
                <text:p text:style-name="P15"><text:span text:style-name="T90">Template v</text:span>alues <text:span text:style-name="T34">shall </text:span>be taken from the <text:span text:style-name="T66">model-held object </text:span>with key “<text:span text:style-name="T90">tacoOrder” </text:span><text:span text:style-name="T34">when processing the template into HTML </text:span><text:span text:style-name="T76">(this applies to the “names of tacos” for which there is only a getter, and the fields of the order details).</text:span></text:p>
              </text:list-item>
              <text:list-item>
                <text:p text:style-name="P16"><text:span text:style-name="T90">When SpFw does </text:span><text:span text:style-name="T34">POST </text:span><text:span text:style-name="T90">processing</text:span><text:span text:style-name="T34">, <text:s/></text:span><text:span text:style-name="T90">posted form values</text:span> <text:span text:style-name="T34">shall </text:span>be <text:span text:style-name="T34">set in </text:span><text:span text:style-name="T90">the object</text:span> <text:span text:style-name="T90">keyed as</text:span> “taco<text:span text:style-name="T76">Order</text:span>” <text:span text:style-name="T90">(which is in </text:span><text:span text:style-name="T34">the </text:span><text:span text:style-name="T90">session-scoped </text:span><text:span text:style-name="T66">model</text:span><text:span text:style-name="T90">).</text:span></text:p>
              </text:list-item>
            </text:list>
            <text:p text:style-name="P19"><text:span text:style-name="T45">B</text:span>ean reflection <text:span text:style-name="T34">is used to </text:span>match attribute names to <text:span text:style-name="T81">the</text:span><text:span text:style-name="T85">ir</text:span><text:span text:style-name="T81"> </text:span>getter<text:span text:style-name="T45">s and setters.</text:span></text:p>
            <text:p text:style-name="P45"><text:span text:style-name="T87">Thus, t</text:span>he <text:span text:style-name="T85">form</text:span> <text:span text:style-name="T87">lets the user</text:span> <text:span text:style-name="T81">read, </text:span><text:span text:style-name="T82">modify and </text:span><text:span text:style-name="T87">set the properties of</text:span><text:span text:style-name="T82"> </text:span><text:span text:style-name="T81">a T</text:span>aco<text:span text:style-name="T90">Order</text:span> <text:span text:style-name="T87">bean </text:span>instance <text:span text:style-name="T85">across a HTTP back-and-forth.</text:span></text:p>
          </table:table-cell>
        </table:table-row>
        <text:soft-page-break/>
        <table:table-row table:style-name="Table1.29">
          <table:table-cell table:style-name="Table1.A31" office:value-type="string">
            <text:p text:style-name="P55">Servlet engine</text:p>
          </table:table-cell>
          <table:table-cell table:style-name="Table1.A31" office:value-type="string">
            <text:p text:style-name="P44">HTTP response</text:p>
          </table:table-cell>
          <table:table-cell table:style-name="Table1.C31" office:value-type="string">
            <text:p text:style-name="P19">Session tracking data (via URL rewriting or JSESSIONID cookie) is added <text:span text:style-name="T82">to the outgoing HTTP response.</text:span></text:p>
          </table:table-cell>
        </table:table-row>
        <table:table-row table:style-name="Table1.29">
          <table:table-cell table:style-name="Table1.A3" office:value-type="string">
            <text:p text:style-name="P69">Browser</text:p>
          </table:table-cell>
          <table:table-cell table:style-name="Table1.A3" office:value-type="string">
            <text:p text:style-name="P70">HTTP response</text:p>
          </table:table-cell>
          <table:table-cell table:style-name="Table1.C3" office:value-type="string">
            <text:p text:style-name="P71"><text:span text:style-name="T13">HTML is returned to the browser </text:span><text:span text:style-name="T34">as response to the GET.</text:span></text:p>
            <text:p text:style-name="P71"><text:span text:style-name="T70">The b</text:span><text:span text:style-name="T35">rowser processes </text:span><text:span text:style-name="T70">the </text:span><text:span text:style-name="T35">HTML </text:span><text:span text:style-name="T70">and</text:span><text:span text:style-name="T35"> pulls-in additional resources as needed (the taco image, the CSS)</text:span></text:p>
            <text:p text:style-name="P38"><text:span text:style-name="T78">T</text:span><text:span text:style-name="T79">he </text:span><text:bookmark-start text:name="__DdeLink__41979_36221294361"/><text:span text:style-name="T79">“</text:span>Order your taco creations!<text:span text:style-name="T77">” </text:span><text:span text:style-name="T79">page</text:span><text:bookmark-end text:name="__DdeLink__41979_36221294361"/><text:span text:style-name="T79"> </text:span><text:span text:style-name="T78">is now visible.</text:span></text:p>
          </table:table-cell>
        </table:table-row>
        <table:table-row table:style-name="Table1.29">
          <table:table-cell table:style-name="Table1.A42" office:value-type="string">
            <text:p text:style-name="P42">User</text:p>
          </table:table-cell>
          <table:table-cell table:style-name="Table1.A42" office:value-type="string">
            <text:p text:style-name="P44">Interaction</text:p>
          </table:table-cell>
          <table:table-cell table:style-name="Table1.C42" office:value-type="string">
            <text:p text:style-name="P43"><text:span text:style-name="T45">User </text:span><text:span text:style-name="T76">either clicks on </text:span></text:p>
            <text:p text:style-name="P43"><text:span text:style-name="T45">“</text:span><text:span text:style-name="T76">Design another Taco”</text:span></text:p>
            <text:p text:style-name="P43"><text:span text:style-name="T76">restar</text:span><text:span text:style-name="T83">t</text:span><text:span text:style-name="T76">ing the process at </text:span><text:span text:style-name="T59">HTTP GET “/</text:span><text:span text:style-name="T60">design”</text:span></text:p>
            <text:p text:style-name="P72">or fills in the order fields and “Submits the order”, <text:span text:style-name="T83">performing a POST to “/orders”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42d291" officeooo:paragraph-rsid="0042d291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Taco Design web application, step by step</text:span><text:tab/><text:page-number text:select-page="current">2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11:50:09.947337491</meta:creation-date>
    <dc:date>2023-07-11T15:58:49.307528619</dc:date>
    <meta:editing-duration>PT15H46M8S</meta:editing-duration>
    <meta:editing-cycles>20</meta:editing-cycles>
    <meta:generator>LibreOffice/7.3.7.2$Linux_X86_64 LibreOffice_project/30$Build-2</meta:generator>
    <meta:print-date>2023-07-11T13:18:11.085990560</meta:print-date>
    <meta:document-statistic meta:table-count="1" meta:image-count="0" meta:object-count="0" meta:page-count="7" meta:paragraph-count="225" meta:word-count="1959" meta:character-count="13078" meta:non-whitespace-character-count="11354"/>
  </office:meta>
</office:document-meta>
</file>